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P1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>
      <style:text-properties fo:font-style="italic" style:font-style-asian="italic" style:font-style-complex="italic"/>
    </style:style>
    <style:style style:name="T14_13" style:family="text">
      <style:text-properties fo:font-style="italic" style:font-style-asian="italic" style:font-style-complex="italic"/>
    </style:style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>
      <style:text-properties fo:font-style="italic" style:font-style-asian="italic" style:font-style-complex="italic"/>
    </style:style>
    <style:style style:name="T14_21" style:family="text">
      <style:text-properties fo:font-style="italic" style:font-style-asian="italic" style:font-style-complex="italic"/>
    </style:style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P17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>
      <style:text-properties fo:font-style="italic" style:font-style-asian="italic" style:font-style-complex="italic"/>
    </style:style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P39" style:family="paragraph" style:parent-style-name="Standard">
      <style:paragraph-properties fo:text-align="justify" fo:break-before="auto" fo:text-indent="1.27cm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P40" style:family="paragraph" style:parent-style-name="Standard">
      <style:paragraph-properties fo:text-align="justify" fo:break-before="auto" fo:text-indent="1.27cm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P41" style:family="paragraph" style:parent-style-name="Standard">
      <style:paragraph-properties fo:text-align="justify" fo:break-before="auto" fo:text-indent="1.27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fo:font-size="12pt" style:font-size-asian="12pt" style:font-size-complex="12pt" fo:font-weight="bold" style:font-weight-asian="bold" style:font-weight-complex="bold"/>
    </style:style>
    <style:style style:name="T43_2" style:family="text">
      <style:text-properties fo:font-size="12pt" style:font-size-asian="12pt" style:font-size-complex="12pt" fo:font-weight="bold" style:font-weight-asian="bold" style:font-weight-complex="bold"/>
    </style:style>
    <style:style style:name="T43_3" style:family="text">
      <style:text-properties fo:font-size="12pt" style:font-size-asian="12pt" style:font-size-complex="12pt" fo:font-weight="bold" style:font-weight-asian="bold" style:font-weight-complex="bold"/>
    </style:style>
    <style:style style:name="T43_4" style:family="text">
      <style:text-properties fo:font-size="12pt" style:font-size-asian="12pt" style:font-size-complex="12pt" fo:font-weight="bold" style:font-weight-asian="bold" style:font-weight-complex="bold"/>
    </style:style>
    <style:style style:name="T43_5" style:family="text">
      <style:text-properties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text-align="center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P5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P64" style:family="paragraph" style:parent-style-name="Standard">
      <style:paragraph-properties fo:text-align="center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3.981cm"/>
    </style:style>
    <style:style style:name="Column2" style:family="table-column">
      <style:table-column-properties style:column-width="3.981cm"/>
    </style:style>
    <style:style style:name="Column3" style:family="table-column">
      <style:table-column-properties style:column-width="3.981cm"/>
    </style:style>
    <style:style style:name="Column4" style:family="table-column">
      <style:table-column-properties style:column-width="3.981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3.789cm" fo:margin-left="0cm"/>
    </style:style>
    <style:style style:name="Column5" style:family="table-column">
      <style:table-column-properties style:column-width="1.894cm"/>
    </style:style>
    <style:style style:name="Column6" style:family="table-column">
      <style:table-column-properties style:column-width="1.894cm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3.789cm" fo:margin-left="0cm"/>
    </style:style>
    <style:style style:name="Column7" style:family="table-column">
      <style:table-column-properties style:column-width="1.894cm"/>
    </style:style>
    <style:style style:name="Column8" style:family="table-column">
      <style:table-column-properties style:column-width="1.894cm"/>
    </style:style>
    <style:style style:name="Row6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3.789cm" fo:margin-left="0cm"/>
    </style:style>
    <style:style style:name="Column9" style:family="table-column">
      <style:table-column-properties style:column-width="1.894cm"/>
    </style:style>
    <style:style style:name="Column10" style:family="table-column">
      <style:table-column-properties style:column-width="1.894cm"/>
    </style:style>
    <style:style style:name="Row10" style:family="table-row"/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3.789cm" fo:margin-left="0cm"/>
    </style:style>
    <style:style style:name="Column11" style:family="table-column">
      <style:table-column-properties style:column-width="1.894cm"/>
    </style:style>
    <style:style style:name="Column12" style:family="table-column">
      <style:table-column-properties style:column-width="1.894cm"/>
    </style:style>
    <style:style style:name="Row13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P111" style:family="paragraph" style:parent-style-name="Standard">
      <style:paragraph-properties fo:text-align="justify" fo:break-before="auto" fo:line-height="115%" style:writing-mode="lr-tb"/>
    </style:style>
    <style:style style:name="P112" style:family="paragraph" style:parent-style-name="Standard">
      <style:paragraph-properties fo:text-align="center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P113" style:family="paragraph" style:parent-style-name="Standard">
      <style:paragraph-properties fo:text-align="center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P114" style:family="paragraph" style:parent-style-name="Standard">
      <style:paragraph-properties fo:text-align="center" fo:break-before="auto" fo:line-height="115%" style:writing-mode="lr-tb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>
      <style:text-properties fo:font-style="italic" style:font-style-asian="italic" style:font-style-complex="italic"/>
    </style:style>
    <style:style style:name="T115_103" style:family="text">
      <style:text-properties fo:font-style="italic" style:font-style-asian="italic" style:font-style-complex="italic"/>
    </style:style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P116" style:family="paragraph" style:parent-style-name="Standard">
      <style:paragraph-properties fo:text-align="justify"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>
      <style:text-properties fo:background-color="#ffffe6"/>
    </style:style>
    <style:style style:name="T120_124" style:family="text"/>
    <style:style style:name="P121" style:family="paragraph" style:parent-style-name="Standard">
      <style:paragraph-properties fo:text-align="justify" fo:break-before="auto" fo:line-height="115%" style:writing-mode="lr-tb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text-align="center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P124" style:family="paragraph" style:parent-style-name="Standard">
      <style:paragraph-properties fo:text-align="justify" fo:break-before="auto" fo:line-height="115%" style:writing-mode="lr-tb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</office:automatic-styles>
  <office:body>
    <office:text>
      <text:p text:style-name="P1"><text:span text:style-name="T1_1">Relatório</text:span><text:span text:style-name="T1_2"><text:s/></text:span><text:span text:style-name="T1_3">do</text:span><text:span text:style-name="T1_4"><text:s/></text:span><text:span text:style-name="T1_5">Experimento</text:span><text:span text:style-name="T1_6"><text:s/>2</text:span></text:p>
      <text:p text:style-name="P2"><text:span text:style-name="T2_1">28/08/2015</text:span></text:p>
      <text:p text:style-name="P3"/>
      <text:p text:style-name="P4"><text:span text:style-name="T4_1">Turma</text:span><text:span text:style-name="T4_2"><text:s/></text:span><text:span text:style-name="T4_3">F</text:span><text:span text:style-name="T4_4"><text:s/>-<text:s/></text:span><text:span text:style-name="T4_5">Grupo</text:span><text:span text:style-name="T4_6"><text:s/>8</text:span></text:p>
      <text:p text:style-name="P5"><text:span text:style-name="T5_1">Akane</text:span><text:span text:style-name="T5_2"><text:s/></text:span><text:span text:style-name="T5_3">Makendê</text:span><text:span text:style-name="T5_4"><text:s/></text:span><text:span text:style-name="T5_5">Santos</text:span><text:span text:style-name="T5_6"><text:s/>-<text:s/>12/0024993</text:span></text:p>
      <text:p text:style-name="P6"><text:span text:style-name="T6_1">Cristiano</text:span><text:span text:style-name="T6_2"><text:s/></text:span><text:span text:style-name="T6_3">Alves</text:span><text:span text:style-name="T6_4"><text:s/></text:span><text:span text:style-name="T6_5">da</text:span><text:span text:style-name="T6_6"><text:s/></text:span><text:span text:style-name="T6_7">Silva</text:span><text:span text:style-name="T6_8"><text:s/></text:span><text:span text:style-name="T6_9">Júnior</text:span><text:span text:style-name="T6_10"><text:s/>-<text:s/>13/0070629</text:span></text:p>
      <text:p text:style-name="P7"><text:span text:style-name="T7_1">Otávio</text:span><text:span text:style-name="T7_2"><text:s/></text:span><text:span text:style-name="T7_3">Almeida</text:span><text:span text:style-name="T7_4"><text:s/></text:span><text:span text:style-name="T7_5">Gomes</text:span><text:span text:style-name="T7_6"><text:s/></text:span><text:span text:style-name="T7_7">Pereira</text:span><text:span text:style-name="T7_8"><text:s/>-<text:s/>13/0015983</text:span></text:p>
      <text:p text:style-name="P8"/>
      <text:p text:style-name="P9"><text:span text:style-name="T9_1">Introdução</text:span></text:p>
      <text:p text:style-name="P10"/>
      <text:p text:style-name="P11"><text:span text:style-name="T11_1"><text:tab/></text:span><text:span text:style-name="T11_2">Neste</text:span><text:span text:style-name="T11_3"><text:s/></text:span><text:span text:style-name="T11_4">experimento</text:span><text:span text:style-name="T11_5">,<text:s/></text:span><text:span text:style-name="T11_6">estudamos</text:span><text:span text:style-name="T11_7"><text:s/></text:span><text:span text:style-name="T11_8">o</text:span><text:span text:style-name="T11_9"><text:s/></text:span><text:span text:style-name="T11_10">conceito</text:span><text:span text:style-name="T11_11"><text:s/></text:span><text:span text:style-name="T11_12">de</text:span><text:span text:style-name="T11_13"><text:s/></text:span><text:span text:style-name="T11_14">resistência</text:span><text:span text:style-name="T11_15"><text:s/></text:span><text:span text:style-name="T11_16">elétrica</text:span><text:span text:style-name="T11_17">;<text:s/></text:span><text:span text:style-name="T11_18">como</text:span><text:span text:style-name="T11_19"><text:s/></text:span><text:span text:style-name="T11_20">ele</text:span><text:span text:style-name="T11_21"><text:s/></text:span><text:span text:style-name="T11_22">se</text:span><text:span text:style-name="T11_23"><text:s/></text:span><text:span text:style-name="T11_24">aplica</text:span><text:span text:style-name="T11_25"><text:s/></text:span><text:span text:style-name="T11_26">a</text:span><text:span text:style-name="T11_27"><text:s/></text:span><text:span text:style-name="T11_28">diversos</text:span><text:span text:style-name="T11_29"><text:s/></text:span><text:span text:style-name="T11_30">materiais</text:span><text:span text:style-name="T11_31">;<text:s/></text:span><text:span text:style-name="T11_32">e</text:span><text:span text:style-name="T11_33"><text:s/></text:span><text:span text:style-name="T11_34">a</text:span><text:span text:style-name="T11_35"><text:s/></text:span><text:span text:style-name="T11_36">lei</text:span><text:span text:style-name="T11_37"><text:s/></text:span><text:span text:style-name="T11_38">que</text:span><text:span text:style-name="T11_39"><text:s/></text:span><text:span text:style-name="T11_40">o</text:span><text:span text:style-name="T11_41"><text:s/></text:span><text:span text:style-name="T11_42">rege</text:span><text:span text:style-name="T11_43"><text:s/></text:span><text:span text:style-name="T11_44">seu</text:span><text:span text:style-name="T11_45"><text:s/></text:span><text:span text:style-name="T11_46">comportamento</text:span><text:span text:style-name="T11_47"><text:s/></text:span><text:span text:style-name="T11_48">para</text:span><text:span text:style-name="T11_49"><text:s/></text:span><text:span text:style-name="T11_50">um</text:span><text:span text:style-name="T11_51"><text:s/></text:span><text:span text:style-name="T11_52">tipo</text:span><text:span text:style-name="T11_53"><text:s/></text:span><text:span text:style-name="T11_54">específico</text:span><text:span text:style-name="T11_55"><text:s/></text:span><text:span text:style-name="T11_56">de</text:span><text:span text:style-name="T11_57"><text:s/></text:span><text:span text:style-name="T11_58">material</text:span><text:span text:style-name="T11_59">,<text:s/></text:span><text:span text:style-name="T11_60">a</text:span><text:span text:style-name="T11_61"><text:s/></text:span><text:span text:style-name="T11_62">chamada</text:span><text:span text:style-name="T11_63"><text:s/></text:span><text:span text:style-name="T11_64">de</text:span><text:span text:style-name="T11_65"><text:s/></text:span><text:span text:style-name="T11_66">lei</text:span><text:span text:style-name="T11_67"><text:s/></text:span><text:span text:style-name="T11_68">de</text:span><text:span text:style-name="T11_69"><text:s/></text:span><text:span text:style-name="T11_70">Ohm</text:span><text:span text:style-name="T11_71">.</text:span></text:p>
      <text:p text:style-name="P12"><text:span text:style-name="T12_1"><text:tab/></text:span><text:span text:style-name="T12_2">Na</text:span><text:span text:style-name="T12_3"><text:s/></text:span><text:span text:style-name="T12_4">física</text:span><text:span text:style-name="T12_5"><text:s/></text:span><text:span text:style-name="T12_6">e</text:span><text:span text:style-name="T12_7"><text:s/></text:span><text:span text:style-name="T12_8">na</text:span><text:span text:style-name="T12_9"><text:s/></text:span><text:span text:style-name="T12_10">engenharia</text:span><text:span text:style-name="T12_11">,<text:s/></text:span><text:span text:style-name="T12_12">podemos</text:span><text:span text:style-name="T12_13"><text:s/></text:span><text:span text:style-name="T12_14">modelar</text:span><text:span text:style-name="T12_15"><text:s/></text:span><text:span text:style-name="T12_16">a</text:span><text:span text:style-name="T12_17"><text:s/></text:span><text:span text:style-name="T12_18">maior</text:span><text:span text:style-name="T12_19"><text:s/></text:span><text:span text:style-name="T12_20">parte</text:span><text:span text:style-name="T12_21"><text:s/></text:span><text:span text:style-name="T12_22">dos</text:span><text:span text:style-name="T12_23"><text:s/></text:span><text:span text:style-name="T12_24">materiais</text:span><text:span text:style-name="T12_25"><text:s/></text:span><text:span text:style-name="T12_26">de</text:span><text:span text:style-name="T12_27"><text:s/></text:span><text:span text:style-name="T12_28">tal</text:span><text:span text:style-name="T12_29"><text:s/></text:span><text:span text:style-name="T12_30">forma</text:span><text:span text:style-name="T12_31"><text:s/></text:span><text:span text:style-name="T12_32">que</text:span><text:span text:style-name="T12_33"><text:s/></text:span><text:span text:style-name="T12_34">eles</text:span><text:span text:style-name="T12_35"><text:s/></text:span><text:span text:style-name="T12_36">possuam</text:span><text:span text:style-name="T12_37"><text:s/></text:span><text:span text:style-name="T12_38">o</text:span><text:span text:style-name="T12_39"><text:s/></text:span><text:span text:style-name="T12_40">comportamento</text:span><text:span text:style-name="T12_41"><text:s/></text:span><text:span text:style-name="T12_42">de</text:span><text:span text:style-name="T12_43"><text:s/></text:span><text:span text:style-name="T12_44">resistir</text:span><text:span text:style-name="T12_45"><text:s/></text:span><text:span text:style-name="T12_46">ao</text:span><text:span text:style-name="T12_47"><text:s/></text:span><text:span text:style-name="T12_48">fluxo</text:span><text:span text:style-name="T12_49"><text:s/></text:span><text:span text:style-name="T12_50">de</text:span><text:span text:style-name="T12_51"><text:s/></text:span><text:span text:style-name="T12_52">carga</text:span><text:span text:style-name="T12_53"><text:s/></text:span><text:span text:style-name="T12_54">elétrica</text:span><text:span text:style-name="T12_55">.<text:s/></text:span><text:span text:style-name="T12_56">À</text:span><text:span text:style-name="T12_57"><text:s/></text:span><text:span text:style-name="T12_58">esta</text:span><text:span text:style-name="T12_59"><text:s/></text:span><text:span text:style-name="T12_60">propriedade</text:span><text:span text:style-name="T12_61"><text:s/></text:span><text:span text:style-name="T12_62">física</text:span><text:span text:style-name="T12_63"><text:s/></text:span><text:span text:style-name="T12_64">denominamos</text:span><text:span text:style-name="T12_65"><text:s/></text:span><text:span text:style-name="T12_66">o</text:span><text:span text:style-name="T12_67"><text:s/></text:span><text:span text:style-name="T12_68">nome</text:span><text:span text:style-name="T12_69"><text:s/></text:span><text:span text:style-name="T12_70">resistência</text:span><text:span text:style-name="T12_71"><text:s/></text:span><text:span text:style-name="T12_72">elétrica</text:span><text:span text:style-name="T12_73">,<text:s/></text:span><text:span text:style-name="T12_74">e</text:span><text:span text:style-name="T12_75"><text:s/></text:span><text:span text:style-name="T12_76">ela</text:span><text:span text:style-name="T12_77"><text:s/></text:span><text:span text:style-name="T12_78">é</text:span><text:span text:style-name="T12_79"><text:s/></text:span><text:span text:style-name="T12_80">comumente</text:span><text:span text:style-name="T12_81"><text:s/></text:span><text:span text:style-name="T12_82">usada</text:span><text:span text:style-name="T12_83"><text:s/></text:span><text:span text:style-name="T12_84">com</text:span><text:span text:style-name="T12_85"><text:s/></text:span><text:span text:style-name="T12_86">a</text:span><text:span text:style-name="T12_87"><text:s/></text:span><text:span text:style-name="T12_88">lei</text:span><text:span text:style-name="T12_89"><text:s/></text:span><text:span text:style-name="T12_90">de</text:span><text:span text:style-name="T12_91"><text:s/></text:span><text:span text:style-name="T12_92">Ohm</text:span><text:span text:style-name="T12_93">:</text:span></text:p>
      <text:p text:style-name="P13"><draw:frame svg:x="0cm" svg:y="0cm" svg:width="1.296cm" svg:height="0.873cm" draw:style-name="FR1" text:anchor-type="as-char" draw:z-index="0"><draw:image xlink:href="Pictures/image1.png" xlink:type="simple" xlink:show="embed" xlink:actuate="onLoad"/></draw:frame></text:p>
      <text:p text:style-name="P14"><text:span text:style-name="T14_1"><text:tab/></text:span><text:span text:style-name="T14_2">onde</text:span><text:span text:style-name="T14_3"><text:s/></text:span><text:span text:style-name="T14_4">R</text:span><text:span text:style-name="T14_5"><text:s/></text:span><text:span text:style-name="T14_6">é</text:span><text:span text:style-name="T14_7"><text:s/></text:span><text:span text:style-name="T14_8">a</text:span><text:span text:style-name="T14_9"><text:s/></text:span><text:span text:style-name="T14_10">resistência</text:span><text:span text:style-name="T14_11">;</text:span><text:span text:style-name="T14_12"><text:s/></text:span><text:span text:style-name="T14_13">U</text:span><text:span text:style-name="T14_14">,<text:s/></text:span><text:span text:style-name="T14_15">a</text:span><text:span text:style-name="T14_16"><text:s/></text:span><text:span text:style-name="T14_17">tensão</text:span><text:span text:style-name="T14_18">;<text:s/></text:span><text:span text:style-name="T14_19">e</text:span><text:span text:style-name="T14_20"><text:s/></text:span><text:span text:style-name="T14_21">I</text:span><text:span text:style-name="T14_22">,<text:s/></text:span><text:span text:style-name="T14_23">a</text:span><text:span text:style-name="T14_24"><text:s/></text:span><text:span text:style-name="T14_25">corrente</text:span><text:span text:style-name="T14_26">.<text:s/></text:span><text:span text:style-name="T14_27">Estamos</text:span><text:span text:style-name="T14_28"><text:s/></text:span><text:span text:style-name="T14_29">assumindo</text:span><text:span text:style-name="T14_30"><text:s/></text:span><text:span text:style-name="T14_31">então</text:span><text:span text:style-name="T14_32"><text:s/></text:span><text:span text:style-name="T14_33">que</text:span><text:span text:style-name="T14_34"><text:s/></text:span><text:span text:style-name="T14_35">o</text:span><text:span text:style-name="T14_36"><text:s/></text:span><text:span text:style-name="T14_37">material</text:span><text:span text:style-name="T14_38"><text:s/></text:span><text:span text:style-name="T14_39">possui</text:span><text:span text:style-name="T14_40"><text:s/></text:span><text:span text:style-name="T14_41">uma</text:span><text:span text:style-name="T14_42"><text:s/></text:span><text:span text:style-name="T14_43">resistência</text:span><text:span text:style-name="T14_44"><text:s/></text:span><text:span text:style-name="T14_45">linear</text:span><text:span text:style-name="T14_46">,<text:s/></text:span><text:span text:style-name="T14_47">indicando</text:span><text:span text:style-name="T14_48"><text:s/></text:span><text:span text:style-name="T14_49">que</text:span><text:span text:style-name="T14_50"><text:s/></text:span><text:span text:style-name="T14_51">a</text:span><text:span text:style-name="T14_52"><text:s/></text:span><text:span text:style-name="T14_53">tensão</text:span><text:span text:style-name="T14_54"><text:s/></text:span><text:span text:style-name="T14_55">é</text:span><text:span text:style-name="T14_56"><text:s/></text:span><text:span text:style-name="T14_57">diretamente</text:span><text:span text:style-name="T14_58"><text:s/></text:span><text:span text:style-name="T14_59">proporcional</text:span><text:span text:style-name="T14_60"><text:s/></text:span><text:span text:style-name="T14_61">à</text:span><text:span text:style-name="T14_62"><text:s/></text:span><text:span text:style-name="T14_63">corrente</text:span><text:span text:style-name="T14_64">.<text:s/></text:span><text:span text:style-name="T14_65">Estudaremos</text:span><text:span text:style-name="T14_66"><text:s/></text:span><text:span text:style-name="T14_67">a</text:span><text:span text:style-name="T14_68"><text:s/></text:span><text:span text:style-name="T14_69">quais</text:span><text:span text:style-name="T14_70"><text:s/></text:span><text:span text:style-name="T14_71">materiais</text:span><text:span text:style-name="T14_72"><text:s/></text:span><text:span text:style-name="T14_73">este</text:span><text:span text:style-name="T14_74"><text:s/></text:span><text:span text:style-name="T14_75">lei</text:span><text:span text:style-name="T14_76"><text:s/></text:span><text:span text:style-name="T14_77">vale</text:span><text:span text:style-name="T14_78"><text:s/></text:span><text:span text:style-name="T14_79">e</text:span><text:span text:style-name="T14_80"><text:s/></text:span><text:span text:style-name="T14_81">de</text:span><text:span text:style-name="T14_82"><text:s/></text:span><text:span text:style-name="T14_83">que</text:span><text:span text:style-name="T14_84"><text:s/></text:span><text:span text:style-name="T14_85">forma</text:span><text:span text:style-name="T14_86"><text:s/></text:span><text:span text:style-name="T14_87">ela</text:span><text:span text:style-name="T14_88"><text:s/></text:span><text:span text:style-name="T14_89">pode</text:span><text:span text:style-name="T14_90"><text:s/></text:span><text:span text:style-name="T14_91">ser</text:span><text:span text:style-name="T14_92"><text:s/></text:span><text:span text:style-name="T14_93">usada</text:span><text:span text:style-name="T14_94">.</text:span></text:p>
      <text:p text:style-name="P15"><text:span text:style-name="T15_1"><text:tab/></text:span><text:span text:style-name="T15_2">Embora</text:span><text:span text:style-name="T15_3"><text:s/></text:span><text:span text:style-name="T15_4">esta</text:span><text:span text:style-name="T15_5"><text:s/></text:span><text:span text:style-name="T15_6">lei</text:span><text:span text:style-name="T15_7"><text:s/></text:span><text:span text:style-name="T15_8">seja</text:span><text:span text:style-name="T15_9"><text:s/></text:span><text:span text:style-name="T15_10">muito</text:span><text:span text:style-name="T15_11"><text:s/></text:span><text:span text:style-name="T15_12">usada</text:span><text:span text:style-name="T15_13"><text:s/></text:span><text:span text:style-name="T15_14">na</text:span><text:span text:style-name="T15_15"><text:s/></text:span><text:span text:style-name="T15_16">prática</text:span><text:span text:style-name="T15_17">,<text:s/></text:span><text:span text:style-name="T15_18">ela</text:span><text:span text:style-name="T15_19"><text:s/></text:span><text:span text:style-name="T15_20">não</text:span><text:span text:style-name="T15_21"><text:s/></text:span><text:span text:style-name="T15_22">vale</text:span><text:span text:style-name="T15_23"><text:s/></text:span><text:span text:style-name="T15_24">em</text:span><text:span text:style-name="T15_25"><text:s/></text:span><text:span text:style-name="T15_26">todas</text:span><text:span text:style-name="T15_27"><text:s/></text:span><text:span text:style-name="T15_28">as</text:span><text:span text:style-name="T15_29"><text:s/></text:span><text:span text:style-name="T15_30">situações</text:span><text:span text:style-name="T15_31">.<text:s/></text:span><text:span text:style-name="T15_32">Como</text:span><text:span text:style-name="T15_33"><text:s/></text:span><text:span text:style-name="T15_34">exemplo</text:span><text:span text:style-name="T15_35">,<text:s/></text:span><text:span text:style-name="T15_36">podemos</text:span><text:span text:style-name="T15_37"><text:s/></text:span><text:span text:style-name="T15_38">citar</text:span><text:span text:style-name="T15_39"><text:s/></text:span><text:span text:style-name="T15_40">os</text:span><text:span text:style-name="T15_41"><text:s/></text:span><text:span text:style-name="T15_42">casos</text:span><text:span text:style-name="T15_43"><text:s/></text:span><text:span text:style-name="T15_44">em</text:span><text:span text:style-name="T15_45"><text:s/></text:span><text:span text:style-name="T15_46">que</text:span><text:span text:style-name="T15_47"><text:s/></text:span><text:span text:style-name="T15_48">a</text:span><text:span text:style-name="T15_49"><text:s/></text:span><text:span text:style-name="T15_50">resistência</text:span><text:span text:style-name="T15_51"><text:s/></text:span><text:span text:style-name="T15_52">varia</text:span><text:span text:style-name="T15_53"><text:s/></text:span><text:span text:style-name="T15_54">com</text:span><text:span text:style-name="T15_55"><text:s/></text:span><text:span text:style-name="T15_56">a</text:span><text:span text:style-name="T15_57"><text:s/></text:span><text:span text:style-name="T15_58">temperatura</text:span><text:span text:style-name="T15_59">,<text:s/></text:span><text:span text:style-name="T15_60">ou</text:span><text:span text:style-name="T15_61"><text:s/></text:span><text:span text:style-name="T15_62">então</text:span><text:span text:style-name="T15_63"><text:s/></text:span><text:span text:style-name="T15_64">materiais</text:span><text:span text:style-name="T15_65"><text:s/></text:span><text:span text:style-name="T15_66">super</text:span><text:span text:style-name="T15_67">-</text:span><text:span text:style-name="T15_68">condutores</text:span><text:span text:style-name="T15_69">,<text:s/></text:span><text:span text:style-name="T15_70">que</text:span><text:span text:style-name="T15_71"><text:s/></text:span><text:span text:style-name="T15_72">não</text:span><text:span text:style-name="T15_73"><text:s/></text:span><text:span text:style-name="T15_74">obedecem</text:span><text:span text:style-name="T15_75"><text:s/></text:span><text:span text:style-name="T15_76">à</text:span><text:span text:style-name="T15_77"><text:s/></text:span><text:span text:style-name="T15_78">lei</text:span><text:span text:style-name="T15_79"><text:s/></text:span><text:span text:style-name="T15_80">de</text:span><text:span text:style-name="T15_81"><text:s/></text:span><text:span text:style-name="T15_82">Ohm</text:span><text:span text:style-name="T15_83"><text:s/></text:span><text:span text:style-name="T15_84">em</text:span><text:span text:style-name="T15_85"><text:s/></text:span><text:span text:style-name="T15_86">sua</text:span><text:span text:style-name="T15_87"><text:s/></text:span><text:span text:style-name="T15_88">forma</text:span><text:span text:style-name="T15_89"><text:s/></text:span><text:span text:style-name="T15_90">linear</text:span><text:span text:style-name="T15_91">.</text:span></text:p>
      <text:p text:style-name="P16"><text:span text:style-name="T16_1"><text:tab/></text:span><text:span text:style-name="T16_2">Outro</text:span><text:span text:style-name="T16_3"><text:s/></text:span><text:span text:style-name="T16_4">conceito</text:span><text:span text:style-name="T16_5"><text:s/></text:span><text:span text:style-name="T16_6">que</text:span><text:span text:style-name="T16_7"><text:s/></text:span><text:span text:style-name="T16_8">será</text:span><text:span text:style-name="T16_9"><text:s/></text:span><text:span text:style-name="T16_10">aplicado</text:span><text:span text:style-name="T16_11"><text:s/></text:span><text:span text:style-name="T16_12">neste</text:span><text:span text:style-name="T16_13"><text:s/></text:span><text:span text:style-name="T16_14">relatório</text:span><text:span text:style-name="T16_15"><text:s/></text:span><text:span text:style-name="T16_16">é</text:span><text:span text:style-name="T16_17"><text:s/></text:span><text:span text:style-name="T16_18">o</text:span><text:span text:style-name="T16_19"><text:s/></text:span><text:span text:style-name="T16_20">de</text:span><text:span text:style-name="T16_21"><text:s/></text:span><text:span text:style-name="T16_22">potência</text:span><text:span text:style-name="T16_23"><text:s/></text:span><text:span text:style-name="T16_24">elétrica</text:span><text:span text:style-name="T16_25">,<text:s/></text:span><text:span text:style-name="T16_26">e</text:span><text:span text:style-name="T16_27"><text:s/></text:span><text:span text:style-name="T16_28">é</text:span><text:span text:style-name="T16_29"><text:s/></text:span><text:span text:style-name="T16_30">dado</text:span><text:span text:style-name="T16_31"><text:s/></text:span><text:span text:style-name="T16_32">pela</text:span><text:span text:style-name="T16_33"><text:s/></text:span><text:span text:style-name="T16_34">equação</text:span><text:span text:style-name="T16_35">:</text:span></text:p>
      <text:p text:style-name="P17"><draw:frame svg:x="0cm" svg:y="0cm" svg:width="1.773cm" svg:height="0.397cm" draw:style-name="FR2" text:anchor-type="as-char" draw:z-index="0"><draw:image xlink:href="Pictures/image2.png" xlink:type="simple" xlink:show="embed" xlink:actuate="onLoad"/></draw:frame></text:p>
      <text:p text:style-name="P18"><text:span text:style-name="T18_1"><text:tab/></text:span><text:span text:style-name="T18_2">onde</text:span><text:span text:style-name="T18_3"><text:s/></text:span><text:span text:style-name="T18_4">P</text:span><text:span text:style-name="T18_5"><text:s/></text:span><text:span text:style-name="T18_6">é</text:span><text:span text:style-name="T18_7"><text:s/></text:span><text:span text:style-name="T18_8">a</text:span><text:span text:style-name="T18_9"><text:s/></text:span><text:span text:style-name="T18_10">pot</text:span><text:span text:style-name="T18_11">ência</text:span><text:span text:style-name="T18_12"><text:s/></text:span><text:span text:style-name="T18_13">dissipada</text:span><text:span text:style-name="T18_14"><text:s/></text:span><text:span text:style-name="T18_15">ou</text:span><text:span text:style-name="T18_16"><text:s/></text:span><text:span text:style-name="T18_17">fornecida</text:span><text:span text:style-name="T18_18"><text:s/></text:span><text:span text:style-name="T18_19">pelo</text:span><text:span text:style-name="T18_20"><text:s/></text:span><text:span text:style-name="T18_21">elemento</text:span><text:span text:style-name="T18_22">.<text:s/></text:span><text:span text:style-name="T18_23">Ela</text:span><text:span text:style-name="T18_24"><text:s/></text:span><text:span text:style-name="T18_25">pode</text:span><text:span text:style-name="T18_26"><text:s/></text:span><text:span text:style-name="T18_27">ser</text:span><text:span text:style-name="T18_28"><text:s/></text:span><text:span text:style-name="T18_29">usada</text:span><text:span text:style-name="T18_30"><text:s/></text:span><text:span text:style-name="T18_31">para</text:span><text:span text:style-name="T18_32"><text:s/></text:span><text:span text:style-name="T18_33">todos</text:span><text:span text:style-name="T18_34"><text:s/></text:span><text:span text:style-name="T18_35">os</text:span><text:span text:style-name="T18_36"><text:s/></text:span><text:span text:style-name="T18_37">elementos</text:span><text:span text:style-name="T18_38"><text:s/></text:span><text:span text:style-name="T18_39">de</text:span><text:span text:style-name="T18_40"><text:s/></text:span><text:span text:style-name="T18_41">um</text:span><text:span text:style-name="T18_42"><text:s/></text:span><text:span text:style-name="T18_43">circuito</text:span><text:span text:style-name="T18_44">,<text:s/></text:span><text:span text:style-name="T18_45">basta</text:span><text:span text:style-name="T18_46"><text:s/></text:span><text:span text:style-name="T18_47">saber</text:span><text:span text:style-name="T18_48"><text:s/></text:span><text:span text:style-name="T18_49">qual</text:span><text:span text:style-name="T18_50"><text:s/></text:span><text:span text:style-name="T18_51">a</text:span><text:span text:style-name="T18_52"><text:s/></text:span><text:span text:style-name="T18_53">tensão</text:span><text:span text:style-name="T18_54"><text:s/></text:span><text:span text:style-name="T18_55">entre</text:span><text:span text:style-name="T18_56"><text:s/></text:span><text:span text:style-name="T18_57">os</text:span><text:span text:style-name="T18_58"><text:s/></text:span><text:span text:style-name="T18_59">seus</text:span><text:span text:style-name="T18_60"><text:s/></text:span><text:span text:style-name="T18_61">terminais</text:span><text:span text:style-name="T18_62"><text:s/></text:span><text:span text:style-name="T18_63">e</text:span><text:span text:style-name="T18_64"><text:s/></text:span><text:span text:style-name="T18_65">a</text:span><text:span text:style-name="T18_66"><text:s/></text:span><text:span text:style-name="T18_67">corrente</text:span><text:span text:style-name="T18_68"><text:s/></text:span><text:span text:style-name="T18_69">que</text:span><text:span text:style-name="T18_70"><text:s/></text:span><text:span text:style-name="T18_71">passa</text:span><text:span text:style-name="T18_72"><text:s/></text:span><text:span text:style-name="T18_73">por</text:span><text:span text:style-name="T18_74"><text:s/></text:span><text:span text:style-name="T18_75">ele</text:span><text:span text:style-name="T18_76">.</text:span></text:p>
      <text:p text:style-name="P19"/>
      <text:p text:style-name="P20"><text:span text:style-name="T20_1">Procedimentos</text:span></text:p>
      <text:p text:style-name="P21"/>
      <text:p text:style-name="P22"><text:span text:style-name="T22_1">Materiais</text:span></text:p>
      <text:p text:style-name="P23"/>
      <text:p text:style-name="P24"><text:span text:style-name="T24_1"><text:tab/></text:span><text:span text:style-name="T24_2">Neste</text:span><text:span text:style-name="T24_3"><text:s/></text:span><text:span text:style-name="T24_4">experimento</text:span><text:span text:style-name="T24_5">,<text:s/></text:span><text:span text:style-name="T24_6">usaremos</text:span><text:span text:style-name="T24_7"><text:s/></text:span><text:span text:style-name="T24_8">os</text:span><text:span text:style-name="T24_9"><text:s/></text:span><text:span text:style-name="T24_10">seguintes</text:span><text:span text:style-name="T24_11"><text:s/></text:span><text:span text:style-name="T24_12">itens</text:span><text:span text:style-name="T24_13">:</text:span></text:p>
      <text:p text:style-name="P25"/>
      <text:list text:style-name="LS1" xml:id="list0">
        <text:list-item>
          <text:p text:style-name="P26"><text:span text:style-name="T26_1">1<text:s/></text:span><text:span text:style-name="T26_2">fonte</text:span><text:span text:style-name="T26_3"><text:s/></text:span><text:span text:style-name="T26_4">controlada</text:span><text:span text:style-name="T26_5"><text:s/></text:span><text:span text:style-name="T26_6">de</text:span><text:span text:style-name="T26_7"><text:s/></text:span><text:span text:style-name="T26_8">tensão</text:span><text:span text:style-name="T26_9"><text:s/></text:span><text:span text:style-name="T26_10">e</text:span><text:span text:style-name="T26_11"><text:s/></text:span><text:span text:style-name="T26_12">de</text:span><text:span text:style-name="T26_13"><text:s/></text:span><text:span text:style-name="T26_14">corrente</text:span></text:p>
        </text:list-item>
        <text:list-item>
          <text:p text:style-name="P27"><text:span text:style-name="T27_1">2<text:s/></text:span><text:span text:style-name="T27_2">multímetros</text:span></text:p>
        </text:list-item>
        <text:list-item>
          <text:p text:style-name="P28"><text:span text:style-name="T28_1">1<text:s/></text:span><text:span text:style-name="T28_2">lâmpada</text:span><text:span text:style-name="T28_3"><text:s/></text:span><text:span text:style-name="T28_4">incandescente</text:span></text:p>
        </text:list-item>
        <text:list-item>
          <text:p text:style-name="P29"><text:span text:style-name="T29_1">1<text:s/></text:span><text:span text:style-name="T29_2">resistor</text:span><text:span text:style-name="T29_3"><text:s/></text:span><text:span text:style-name="T29_4">de</text:span><text:span text:style-name="T29_5"><text:s/>1</text:span><text:span text:style-name="T29_6">KΩ</text:span></text:p>
        </text:list-item>
        <text:list-item>
          <text:p text:style-name="P30"><text:span text:style-name="T30_1">1<text:s/></text:span><text:span text:style-name="T30_2">diodo</text:span><text:span text:style-name="T30_3"><text:s/></text:span><text:span text:style-name="T30_4">retificador</text:span></text:p>
        </text:list-item>
        <text:list-item>
          <text:p text:style-name="P31"><text:span text:style-name="T31_1">1<text:s/></text:span><text:span text:style-name="T31_2">resistor</text:span><text:span text:style-name="T31_3"><text:s/></text:span><text:span text:style-name="T31_4">de</text:span><text:span text:style-name="T31_5"><text:s/></text:span><text:span text:style-name="T31_6">proteção</text:span></text:p>
        </text:list-item>
        <text:list-item>
          <text:p text:style-name="P32"><text:span text:style-name="T32_1">2<text:s/></text:span><text:span text:style-name="T32_2">potenciômetros</text:span><text:span text:style-name="T32_3"><text:s/></text:span><text:span text:style-name="T32_4">que</text:span><text:span text:style-name="T32_5"><text:s/></text:span><text:span text:style-name="T32_6">variam</text:span><text:span text:style-name="T32_7"><text:s/></text:span><text:span text:style-name="T32_8">de</text:span><text:span text:style-name="T32_9"><text:s/>0<text:s/></text:span><text:span text:style-name="T32_10">a</text:span><text:span text:style-name="T32_11"><text:s/>100</text:span><text:span text:style-name="T32_12">Ω</text:span></text:p>
        </text:list-item>
      </text:list>
      <text:p text:style-name="P33"/>
      <text:p text:style-name="P34"><text:span text:style-name="T34_1"><text:tab/></text:span><text:span text:style-name="T34_2">Dentre</text:span><text:span text:style-name="T34_3"><text:s/></text:span><text:span text:style-name="T34_4">dos</text:span><text:span text:style-name="T34_5"><text:s/></text:span><text:span text:style-name="T34_6">recursos</text:span><text:span text:style-name="T34_7"><text:s/></text:span><text:span text:style-name="T34_8">computacionais</text:span><text:span text:style-name="T34_9">,<text:s/></text:span><text:span text:style-name="T34_10">usamos</text:span><text:span text:style-name="T34_11"><text:s/></text:span><text:span text:style-name="T34_12">os</text:span><text:span text:style-name="T34_13"><text:s/></text:span><text:span text:style-name="T34_14">softwares</text:span><text:span text:style-name="T34_15"><text:s/></text:span><text:span text:style-name="T34_16">Qtiplot</text:span><text:span text:style-name="T34_17"><text:s/></text:span><text:span text:style-name="T34_18">para</text:span><text:span text:style-name="T34_19"><text:s/></text:span><text:span text:style-name="T34_20">gerar</text:span><text:span text:style-name="T34_21"><text:s/></text:span><text:span text:style-name="T34_22">os</text:span><text:span text:style-name="T34_23"><text:s/></text:span><text:span text:style-name="T34_24">gráficos</text:span><text:span text:style-name="T34_25">,<text:s/></text:span><text:span text:style-name="T34_26">e</text:span><text:span text:style-name="T34_27"><text:s/></text:span><text:span text:style-name="T34_28">o</text:span><text:span text:style-name="T34_29"><text:s/></text:span><text:span text:style-name="T34_30">OpenOffice</text:span><text:span text:style-name="T34_31"><text:s/></text:span><text:span text:style-name="T34_32">Writer</text:span><text:span text:style-name="T34_33"><text:s/></text:span><text:span text:style-name="T34_34">para</text:span><text:span text:style-name="T34_35"><text:s/></text:span><text:span text:style-name="T34_36">a</text:span><text:span text:style-name="T34_37"><text:s/></text:span><text:span text:style-name="T34_38">confecção</text:span><text:span text:style-name="T34_39"><text:s/></text:span><text:span text:style-name="T34_40">deste</text:span><text:span text:style-name="T34_41"><text:s/></text:span><text:span text:style-name="T34_42">relatório</text:span><text:span text:style-name="T34_43">.</text:span></text:p>
      <text:p text:style-name="P35"/>
      <text:p text:style-name="P36"><text:span text:style-name="T36_1">Procedimentos</text:span><text:span text:style-name="T36_2"><text:s/></text:span><text:span text:style-name="T36_3">experimentais</text:span></text:p>
      <text:p text:style-name="P37"/>
      <text:p text:style-name="P38"><text:span text:style-name="T38_1"><text:tab/></text:span><text:span text:style-name="T38_2">Este</text:span><text:span text:style-name="T38_3"><text:s/></text:span><text:span text:style-name="T38_4">experimento</text:span><text:span text:style-name="T38_5"><text:s/></text:span><text:span text:style-name="T38_6">consistiu</text:span><text:span text:style-name="T38_7"><text:s/></text:span><text:span text:style-name="T38_8">de</text:span><text:span text:style-name="T38_9"><text:s/>4<text:s/></text:span><text:span text:style-name="T38_10">partes</text:span><text:span text:style-name="T38_11">:<text:s/></text:span><text:span text:style-name="T38_12">na</text:span><text:span text:style-name="T38_13"><text:s/></text:span><text:span text:style-name="T38_14">primeira</text:span><text:span text:style-name="T38_15">,<text:s/></text:span><text:span text:style-name="T38_16">montamos</text:span><text:span text:style-name="T38_17"><text:s/></text:span><text:span text:style-name="T38_18">um</text:span><text:span text:style-name="T38_19"><text:s/></text:span><text:span text:style-name="T38_20">circuito</text:span><text:span text:style-name="T38_21"><text:s/></text:span><text:span text:style-name="T38_22">simples</text:span><text:span text:style-name="T38_23"><text:s/></text:span><text:span text:style-name="T38_24">contendo</text:span><text:span text:style-name="T38_25"><text:s/></text:span><text:span text:style-name="T38_26">um</text:span><text:span text:style-name="T38_27"><text:s/></text:span><text:span text:style-name="T38_28">resistor</text:span><text:span text:style-name="T38_29"><text:s/></text:span><text:span text:style-name="T38_30">de</text:span><text:span text:style-name="T38_31"><text:s/></text:span><text:span text:style-name="T38_32">proteção</text:span><text:span text:style-name="T38_33"><text:s/></text:span><text:span text:style-name="T38_34">e</text:span><text:span text:style-name="T38_35"><text:s/></text:span><text:span text:style-name="T38_36">o</text:span><text:span text:style-name="T38_37"><text:s/></text:span><text:span text:style-name="T38_38">resistor</text:span><text:span text:style-name="T38_39"><text:s/></text:span><text:span text:style-name="T38_40">de</text:span><text:span text:style-name="T38_41"><text:s/>1</text:span><text:span text:style-name="T38_42">KΩ</text:span><text:span text:style-name="T38_43"><text:s/></text:span><text:span text:style-name="T38_44">e</text:span><text:span text:style-name="T38_45"><text:s/></text:span><text:span text:style-name="T38_46">verificamos</text:span><text:span text:style-name="T38_47"><text:s/></text:span><text:span text:style-name="T38_48">que</text:span><text:span text:style-name="T38_49"><text:s/></text:span><text:span text:style-name="T38_50">a</text:span><text:span text:style-name="T38_51"><text:s/></text:span><text:span text:style-name="T38_52">voltagem</text:span><text:span text:style-name="T38_53"><text:s/></text:span><text:span text:style-name="T38_54">em</text:span><text:span text:style-name="T38_55"><text:s/></text:span><text:span text:style-name="T38_56">um</text:span><text:span text:style-name="T38_57"><text:s/></text:span><text:span text:style-name="T38_58">circuito</text:span><text:span text:style-name="T38_59"><text:s/></text:span><text:span text:style-name="T38_60">é</text:span><text:span text:style-name="T38_61"><text:s/></text:span><text:span text:style-name="T38_62">diretamente</text:span><text:span text:style-name="T38_63"><text:s/></text:span><text:span text:style-name="T38_64">proporcional</text:span><text:span text:style-name="T38_65"><text:s/></text:span><text:span text:style-name="T38_66">à</text:span><text:span text:style-name="T38_67"><text:s/></text:span><text:span text:style-name="T38_68">corrente</text:span><text:span text:style-name="T38_69">.</text:span></text:p>
      <text:p text:style-name="P39"><text:span text:style-name="T39_1">O</text:span><text:span text:style-name="T39_2"><text:s/></text:span><text:span text:style-name="T39_3">segundo</text:span><text:span text:style-name="T39_4"><text:s/></text:span><text:span text:style-name="T39_5">procedimento</text:span><text:span text:style-name="T39_6"><text:s/></text:span><text:span text:style-name="T39_7">consistiu</text:span><text:span text:style-name="T39_8"><text:s/></text:span><text:span text:style-name="T39_9">em</text:span><text:span text:style-name="T39_10"><text:s/></text:span><text:span text:style-name="T39_11">estudar</text:span><text:span text:style-name="T39_12"><text:s/></text:span><text:span text:style-name="T39_13">os</text:span><text:span text:style-name="T39_14"><text:s/></text:span><text:span text:style-name="T39_15">resistores</text:span><text:span text:style-name="T39_16"><text:s/></text:span><text:span text:style-name="T39_17">de</text:span><text:span text:style-name="T39_18"><text:s/></text:span><text:span text:style-name="T39_19">proteção</text:span><text:span text:style-name="T39_20">,<text:s/></text:span><text:span text:style-name="T39_21">cuja</text:span><text:span text:style-name="T39_22"><text:s/></text:span><text:span text:style-name="T39_23">função</text:span><text:span text:style-name="T39_24"><text:s/></text:span><text:span text:style-name="T39_25">é</text:span><text:span text:style-name="T39_26"><text:s/></text:span><text:span text:style-name="T39_27">proteger</text:span><text:span text:style-name="T39_28"><text:s/></text:span><text:span text:style-name="T39_29">os</text:span><text:span text:style-name="T39_30"><text:s/></text:span><text:span text:style-name="T39_31">outros</text:span><text:span text:style-name="T39_32"><text:s/></text:span><text:span text:style-name="T39_33">elementos</text:span><text:span text:style-name="T39_34"><text:s/></text:span><text:span text:style-name="T39_35">do</text:span><text:span text:style-name="T39_36"><text:s/></text:span><text:span text:style-name="T39_37">circuito</text:span><text:span text:style-name="T39_38"><text:s/></text:span><text:span text:style-name="T39_39">mantendo</text:span><text:span text:style-name="T39_40"><text:s/></text:span><text:span text:style-name="T39_41">a</text:span><text:span text:style-name="T39_42"><text:s/></text:span><text:span text:style-name="T39_43">corrente</text:span><text:span text:style-name="T39_44"><text:s/></text:span><text:span text:style-name="T39_45">baixa</text:span><text:span text:style-name="T39_46"><text:s/></text:span><text:span text:style-name="T39_47">o</text:span><text:span text:style-name="T39_48"><text:s/></text:span><text:span text:style-name="T39_49">suficiente</text:span><text:span text:style-name="T39_50"><text:s/></text:span><text:span text:style-name="T39_51">para</text:span><text:span text:style-name="T39_52"><text:s/></text:span><text:span text:style-name="T39_53">que</text:span><text:span text:style-name="T39_54"><text:s/></text:span><text:span text:style-name="T39_55">não</text:span><text:span text:style-name="T39_56"><text:s/></text:span><text:span text:style-name="T39_57">haja</text:span><text:span text:style-name="T39_58"><text:s/></text:span><text:span text:style-name="T39_59">dissipação</text:span><text:span text:style-name="T39_60"><text:s/></text:span><text:span text:style-name="T39_61">excessiva</text:span><text:span text:style-name="T39_62"><text:s/></text:span><text:span text:style-name="T39_63">de</text:span><text:span text:style-name="T39_64"><text:s/></text:span><text:span text:style-name="T39_65">potência</text:span><text:span text:style-name="T39_66">.</text:span></text:p>
      <text:p text:style-name="P40"><text:span text:style-name="T40_1">Na</text:span><text:span text:style-name="T40_2"><text:s/></text:span><text:span text:style-name="T40_3">terceira</text:span><text:span text:style-name="T40_4"><text:s/></text:span><text:span text:style-name="T40_5">parte</text:span><text:span text:style-name="T40_6">,<text:s/></text:span><text:span text:style-name="T40_7">estudamos</text:span><text:span text:style-name="T40_8"><text:s/></text:span><text:span text:style-name="T40_9">os</text:span><text:span text:style-name="T40_10"><text:s/></text:span><text:span text:style-name="T40_11">efeitos</text:span><text:span text:style-name="T40_12"><text:s/></text:span><text:span text:style-name="T40_13">da</text:span><text:span text:style-name="T40_14"><text:s/></text:span><text:span text:style-name="T40_15">variação</text:span><text:span text:style-name="T40_16"><text:s/></text:span><text:span text:style-name="T40_17">de</text:span><text:span text:style-name="T40_18"><text:s/></text:span><text:span text:style-name="T40_19">tensão</text:span><text:span text:style-name="T40_20"><text:s/></text:span><text:span text:style-name="T40_21">sobre</text:span><text:span text:style-name="T40_22"><text:s/></text:span><text:span text:style-name="T40_23">um</text:span><text:span text:style-name="T40_24"><text:s/></text:span><text:span text:style-name="T40_25">resistor</text:span><text:span text:style-name="T40_26">,<text:s/></text:span><text:span text:style-name="T40_27">mais</text:span><text:span text:style-name="T40_28"><text:s/></text:span><text:span text:style-name="T40_29">especificamente</text:span><text:span text:style-name="T40_30">,<text:s/></text:span><text:span text:style-name="T40_31">sobre</text:span><text:span text:style-name="T40_32"><text:s/></text:span><text:span text:style-name="T40_33">uma</text:span><text:span text:style-name="T40_34"><text:s/></text:span><text:span text:style-name="T40_35">lâmpada</text:span><text:span text:style-name="T40_36"><text:s/></text:span><text:span text:style-name="T40_37">incandescente</text:span><text:span text:style-name="T40_38">.<text:s/></text:span><text:span text:style-name="T40_39">Montamos</text:span><text:span text:style-name="T40_40"><text:s/></text:span><text:span text:style-name="T40_41">um</text:span><text:span text:style-name="T40_42"><text:s/></text:span><text:span text:style-name="T40_43">gráfico</text:span><text:span text:style-name="T40_44"><text:s/></text:span><text:span text:style-name="T40_45">para</text:span><text:span text:style-name="T40_46"><text:s/></text:span><text:span text:style-name="T40_47">decidir</text:span><text:span text:style-name="T40_48"><text:s/></text:span><text:span text:style-name="T40_49">se</text:span><text:span text:style-name="T40_50"><text:s/></text:span><text:span text:style-name="T40_51">tal</text:span><text:span text:style-name="T40_52"><text:s/></text:span><text:span text:style-name="T40_53">lâmpada</text:span><text:span text:style-name="T40_54"><text:s/></text:span><text:span text:style-name="T40_55">pode</text:span><text:span text:style-name="T40_56"><text:s/></text:span><text:span text:style-name="T40_57">ser</text:span><text:span text:style-name="T40_58"><text:s/></text:span><text:span text:style-name="T40_59">considerada</text:span><text:span text:style-name="T40_60"><text:s/></text:span><text:span text:style-name="T40_61">um</text:span><text:span text:style-name="T40_62"><text:s/></text:span><text:span text:style-name="T40_63">resistor</text:span><text:span text:style-name="T40_64"><text:s/></text:span><text:span text:style-name="T40_65">linear</text:span><text:span text:style-name="T40_66">.</text:span></text:p>
      <text:p text:style-name="P41"><text:span text:style-name="T41_1">Na</text:span><text:span text:style-name="T41_2"><text:s/></text:span><text:span text:style-name="T41_3">quarta</text:span><text:span text:style-name="T41_4"><text:s/></text:span><text:span text:style-name="T41_5">e</text:span><text:span text:style-name="T41_6"><text:s/></text:span><text:span text:style-name="T41_7">última</text:span><text:span text:style-name="T41_8"><text:s/></text:span><text:span text:style-name="T41_9">parte</text:span><text:span text:style-name="T41_10">,<text:s/></text:span><text:span text:style-name="T41_11">estudamos</text:span><text:span text:style-name="T41_12"><text:s/></text:span><text:span text:style-name="T41_13">o</text:span><text:span text:style-name="T41_14"><text:s/></text:span><text:span text:style-name="T41_15">diodo</text:span><text:span text:style-name="T41_16">,<text:s/></text:span><text:span text:style-name="T41_17">um</text:span><text:span text:style-name="T41_18"><text:s/></text:span><text:span text:style-name="T41_19">dispositivo</text:span><text:span text:style-name="T41_20"><text:s/></text:span><text:span text:style-name="T41_21">elétrico</text:span><text:span text:style-name="T41_22"><text:s/></text:span><text:span text:style-name="T41_23">cuja</text:span><text:span text:style-name="T41_24"><text:s/></text:span><text:span text:style-name="T41_25">função</text:span><text:span text:style-name="T41_26"><text:s/></text:span><text:span text:style-name="T41_27">é</text:span><text:span text:style-name="T41_28"><text:s/></text:span><text:span text:style-name="T41_29">permitir</text:span><text:span text:style-name="T41_30"><text:s/></text:span><text:span text:style-name="T41_31">que</text:span><text:span text:style-name="T41_32"><text:s/></text:span><text:span text:style-name="T41_33">a</text:span><text:span text:style-name="T41_34"><text:s/></text:span><text:span text:style-name="T41_35">corrente</text:span><text:span text:style-name="T41_36"><text:s/></text:span><text:span text:style-name="T41_37">elétrica</text:span><text:span text:style-name="T41_38"><text:s/></text:span><text:span text:style-name="T41_39">flua</text:span><text:span text:style-name="T41_40"><text:s/></text:span><text:span text:style-name="T41_41">somente</text:span><text:span text:style-name="T41_42"><text:s/></text:span><text:span text:style-name="T41_43">em</text:span><text:span text:style-name="T41_44"><text:s/></text:span><text:span text:style-name="T41_45">uma</text:span><text:span text:style-name="T41_46"><text:s/></text:span><text:span text:style-name="T41_47">direção</text:span><text:span text:style-name="T41_48">.<text:s/></text:span><text:span text:style-name="T41_49">Esta</text:span><text:span text:style-name="T41_50"><text:s/></text:span><text:span text:style-name="T41_51">propriedade</text:span><text:span text:style-name="T41_52"><text:s/></text:span><text:span text:style-name="T41_53">pode</text:span><text:span text:style-name="T41_54"><text:s/></text:span><text:span text:style-name="T41_55">ser</text:span><text:span text:style-name="T41_56"><text:s/></text:span><text:span text:style-name="T41_57">trabalhada</text:span><text:span text:style-name="T41_58"><text:s/></text:span><text:span text:style-name="T41_59">de</text:span><text:span text:style-name="T41_60"><text:s/></text:span><text:span text:style-name="T41_61">tal</text:span><text:span text:style-name="T41_62"><text:s/></text:span><text:span text:style-name="T41_63">forma</text:span><text:span text:style-name="T41_64"><text:s/></text:span><text:span text:style-name="T41_65">que</text:span><text:span text:style-name="T41_66"><text:s/></text:span><text:span text:style-name="T41_67">a</text:span><text:span text:style-name="T41_68"><text:s/></text:span><text:span text:style-name="T41_69">corrente</text:span><text:span text:style-name="T41_70"><text:s/></text:span><text:span text:style-name="T41_71">seja</text:span><text:span text:style-name="T41_72"><text:s/></text:span><text:span text:style-name="T41_73">de</text:span><text:span text:style-name="T41_74"><text:s/></text:span><text:span text:style-name="T41_75">fato</text:span><text:span text:style-name="T41_76"><text:s/></text:span><text:span text:style-name="T41_77">inibida</text:span><text:span text:style-name="T41_78"><text:s/></text:span><text:span text:style-name="T41_79">ou</text:span><text:span text:style-name="T41_80"><text:s/></text:span><text:span text:style-name="T41_81">então</text:span><text:span text:style-name="T41_82"><text:s/></text:span><text:span text:style-name="T41_83">de</text:span><text:span text:style-name="T41_84"><text:s/></text:span><text:span text:style-name="T41_85">forma</text:span><text:span text:style-name="T41_86"><text:s/></text:span><text:span text:style-name="T41_87">que</text:span><text:span text:style-name="T41_88"><text:s/></text:span><text:span text:style-name="T41_89">ela</text:span><text:span text:style-name="T41_90"><text:s/></text:span><text:span text:style-name="T41_91">seja</text:span><text:span text:style-name="T41_92"><text:s/></text:span><text:span text:style-name="T41_93">somente</text:span><text:span text:style-name="T41_94"><text:s/></text:span><text:span text:style-name="T41_95">diminu</text:span><text:span text:style-name="T41_96">í</text:span><text:span text:style-name="T41_97">da</text:span><text:span text:style-name="T41_98">,<text:s/></text:span><text:span text:style-name="T41_99">mas</text:span><text:span text:style-name="T41_100"><text:s/></text:span><text:span text:style-name="T41_101">de</text:span><text:span text:style-name="T41_102"><text:s/></text:span><text:span text:style-name="T41_103">maneira</text:span><text:span text:style-name="T41_104"><text:s/></text:span><text:span text:style-name="T41_105">que</text:span><text:span text:style-name="T41_106"><text:s/></text:span><text:span text:style-name="T41_107">ainda</text:span><text:span text:style-name="T41_108"><text:s/></text:span><text:span text:style-name="T41_109">há</text:span><text:span text:style-name="T41_110"><text:s/></text:span><text:span text:style-name="T41_111">corrente</text:span><text:span text:style-name="T41_112">.<text:s/></text:span><text:span text:style-name="T41_113">Vamos</text:span><text:span text:style-name="T41_114"><text:s/></text:span><text:span text:style-name="T41_115">estudar</text:span><text:span text:style-name="T41_116"><text:s/></text:span><text:span text:style-name="T41_117">como</text:span><text:span text:style-name="T41_118"><text:s/></text:span><text:span text:style-name="T41_119">isso</text:span><text:span text:style-name="T41_120"><text:s/></text:span><text:span text:style-name="T41_121">é</text:span><text:span text:style-name="T41_122"><text:s/></text:span><text:span text:style-name="T41_123">possível</text:span><text:span text:style-name="T41_124">.</text:span></text:p>
      <text:p text:style-name="P42"/>
      <text:p text:style-name="P43"><text:span text:style-name="T43_1">Resultados</text:span><text:span text:style-name="T43_2"><text:s/></text:span><text:span text:style-name="T43_3">e</text:span><text:span text:style-name="T43_4"><text:s/></text:span><text:span text:style-name="T43_5">análise</text:span></text:p>
      <text:p text:style-name="P44"/>
      <text:p text:style-name="P45"><text:span text:style-name="T45_1">Parte</text:span><text:span text:style-name="T45_2"><text:s/>1</text:span></text:p>
      <text:p text:style-name="P46"/>
      <text:p text:style-name="P47"><text:span text:style-name="T47_1"><text:tab/></text:span><text:span text:style-name="T47_2">O</text:span><text:span text:style-name="T47_3"><text:s/></text:span><text:span text:style-name="T47_4">circuito</text:span><text:span text:style-name="T47_5"><text:s/></text:span><text:span text:style-name="T47_6">elétrico</text:span><text:span text:style-name="T47_7"><text:s/></text:span><text:span text:style-name="T47_8">da</text:span><text:span text:style-name="T47_9"><text:s/></text:span><text:span text:style-name="T47_10">primeira</text:span><text:span text:style-name="T47_11"><text:s/></text:span><text:span text:style-name="T47_12">parte</text:span><text:span text:style-name="T47_13"><text:s/></text:span><text:span text:style-name="T47_14">consistiu</text:span><text:span text:style-name="T47_15"><text:s/></text:span><text:span text:style-name="T47_16">em</text:span><text:span text:style-name="T47_17"><text:s/></text:span><text:span text:style-name="T47_18">pôr</text:span><text:span text:style-name="T47_19"><text:s/></text:span><text:span text:style-name="T47_20">uma</text:span><text:span text:style-name="T47_21"><text:s/></text:span><text:span text:style-name="T47_22">fonte</text:span><text:span text:style-name="T47_23"><text:s/></text:span><text:span text:style-name="T47_24">de</text:span><text:span text:style-name="T47_25"><text:s/></text:span><text:span text:style-name="T47_26">tensão</text:span><text:span text:style-name="T47_27"><text:s/></text:span><text:span text:style-name="T47_28">de</text:span><text:span text:style-name="T47_29"><text:s/>10</text:span><text:span text:style-name="T47_30">V</text:span><text:span text:style-name="T47_31"><text:s/></text:span><text:span text:style-name="T47_32">em</text:span><text:span text:style-name="T47_33"><text:s/></text:span><text:span text:style-name="T47_34">série</text:span><text:span text:style-name="T47_35"><text:s/></text:span><text:span text:style-name="T47_36">com</text:span><text:span text:style-name="T47_37"><text:s/></text:span><text:span text:style-name="T47_38">um</text:span><text:span text:style-name="T47_39"><text:s/></text:span><text:span text:style-name="T47_40">resistor</text:span><text:span text:style-name="T47_41"><text:s/></text:span><text:span text:style-name="T47_42">principal</text:span><text:span text:style-name="T47_43"><text:s/></text:span><text:span text:style-name="T47_44">de</text:span><text:span text:style-name="T47_45"><text:s/>1</text:span><text:span text:style-name="T47_46">KΩ</text:span><text:span text:style-name="T47_47"><text:s/></text:span><text:span text:style-name="T47_48">e</text:span><text:span text:style-name="T47_49"><text:s/></text:span><text:span text:style-name="T47_50">um</text:span><text:span text:style-name="T47_51"><text:s/></text:span><text:span text:style-name="T47_52">resistor</text:span><text:span text:style-name="T47_53"><text:s/></text:span><text:span text:style-name="T47_54">de</text:span><text:span text:style-name="T47_55"><text:s/></text:span><text:span text:style-name="T47_56">proteção</text:span><text:span text:style-name="T47_57">,<text:s/></text:span><text:span text:style-name="T47_58">cujo</text:span><text:span text:style-name="T47_59"><text:s/></text:span><text:span text:style-name="T47_60">valor</text:span><text:span text:style-name="T47_61"><text:s/></text:span><text:span text:style-name="T47_62">teve</text:span><text:span text:style-name="T47_63"><text:s/></text:span><text:span text:style-name="T47_64">de</text:span><text:span text:style-name="T47_65"><text:s/></text:span><text:span text:style-name="T47_66">ser</text:span><text:span text:style-name="T47_67"><text:s/></text:span><text:span text:style-name="T47_68">calculado</text:span><text:span text:style-name="T47_69">.<text:s/></text:span><text:span text:style-name="T47_70">Também</text:span><text:span text:style-name="T47_71"><text:s/></text:span><text:span text:style-name="T47_72">colocamos</text:span><text:span text:style-name="T47_73"><text:s/></text:span><text:span text:style-name="T47_74">um</text:span><text:span text:style-name="T47_75"><text:s/></text:span><text:span text:style-name="T47_76">amperímetro</text:span><text:span text:style-name="T47_77"><text:s/></text:span><text:span text:style-name="T47_78">para</text:span><text:span text:style-name="T47_79"><text:s/></text:span><text:span text:style-name="T47_80">poder</text:span><text:span text:style-name="T47_81"><text:s/></text:span><text:span text:style-name="T47_82">medir</text:span><text:span text:style-name="T47_83"><text:s/></text:span><text:span text:style-name="T47_84">a</text:span><text:span text:style-name="T47_85"><text:s/></text:span><text:span text:style-name="T47_86">corrente</text:span><text:span text:style-name="T47_87"><text:s/></text:span><text:span text:style-name="T47_88">e</text:span><text:span text:style-name="T47_89"><text:s/></text:span><text:span text:style-name="T47_90">um</text:span><text:span text:style-name="T47_91"><text:s/></text:span><text:span text:style-name="T47_92">volt</text:span><text:span text:style-name="T47_93">í</text:span><text:span text:style-name="T47_94">metro</text:span><text:span text:style-name="T47_95"><text:s/></text:span><text:span text:style-name="T47_96">no</text:span><text:span text:style-name="T47_97"><text:s/></text:span><text:span text:style-name="T47_98">resistor</text:span><text:span text:style-name="T47_99"><text:s/></text:span><text:span text:style-name="T47_100">de</text:span><text:span text:style-name="T47_101"><text:s/>1</text:span><text:span text:style-name="T47_102">KΩ</text:span><text:span text:style-name="T47_103">.<text:s/></text:span><text:span text:style-name="T47_104">Desta</text:span><text:span text:style-name="T47_105"><text:s/></text:span><text:span text:style-name="T47_106">forma</text:span><text:span text:style-name="T47_107">,<text:s/></text:span><text:span text:style-name="T47_108">variamos</text:span><text:span text:style-name="T47_109"><text:s/></text:span><text:span text:style-name="T47_110">a</text:span><text:span text:style-name="T47_111"><text:s/></text:span><text:span text:style-name="T47_112">tensão</text:span><text:span text:style-name="T47_113"><text:s/></text:span><text:span text:style-name="T47_114">da</text:span><text:span text:style-name="T47_115"><text:s/></text:span><text:span text:style-name="T47_116">fonte</text:span><text:span text:style-name="T47_117"><text:s/></text:span><text:span text:style-name="T47_118">dentro</text:span><text:span text:style-name="T47_119"><text:s/></text:span><text:span text:style-name="T47_120">do</text:span><text:span text:style-name="T47_121"><text:s/></text:span><text:span text:style-name="T47_122">intervalo</text:span><text:span text:style-name="T47_123"><text:s/></text:span><text:span text:style-name="T47_124">de</text:span><text:span text:style-name="T47_125"><text:s/>0</text:span><text:span text:style-name="T47_126">V</text:span><text:span text:style-name="T47_127"><text:s/></text:span><text:span text:style-name="T47_128">a</text:span><text:span text:style-name="T47_129"><text:s/>20</text:span><text:span text:style-name="T47_130">V</text:span><text:span text:style-name="T47_131"><text:s/></text:span><text:span text:style-name="T47_132">em</text:span><text:span text:style-name="T47_133"><text:s/></text:span><text:span text:style-name="T47_134">passos</text:span><text:span text:style-name="T47_135"><text:s/></text:span><text:span text:style-name="T47_136">de</text:span><text:span text:style-name="T47_137"><text:s/>4</text:span><text:span text:style-name="T47_138">V</text:span><text:span text:style-name="T47_139">;<text:s/></text:span><text:span text:style-name="T47_140">medimos</text:span><text:span text:style-name="T47_141"><text:s/></text:span><text:span text:style-name="T47_142">a</text:span><text:span text:style-name="T47_143"><text:s/></text:span><text:span text:style-name="T47_144">corrente</text:span><text:span text:style-name="T47_145"><text:s/></text:span><text:span text:style-name="T47_146">elétrica</text:span><text:span text:style-name="T47_147"><text:s/></text:span><text:span text:style-name="T47_148">e</text:span><text:span text:style-name="T47_149"><text:s/></text:span><text:span text:style-name="T47_150">a</text:span><text:span text:style-name="T47_151"><text:s/></text:span><text:span text:style-name="T47_152">tensão</text:span><text:span text:style-name="T47_153"><text:s/></text:span><text:span text:style-name="T47_154">no</text:span><text:span text:style-name="T47_155"><text:s/></text:span><text:span text:style-name="T47_156">resistor</text:span><text:span text:style-name="T47_157"><text:s/></text:span><text:span text:style-name="T47_158">principal</text:span><text:span text:style-name="T47_159">;<text:s/></text:span><text:span text:style-name="T47_160">e</text:span><text:span text:style-name="T47_161"><text:s/></text:span><text:span text:style-name="T47_162">montamos</text:span><text:span text:style-name="T47_163"><text:s/></text:span><text:span text:style-name="T47_164">o</text:span><text:span text:style-name="T47_165"><text:s/></text:span><text:span text:style-name="T47_166">gráfico</text:span><text:span text:style-name="T47_167"><text:s/>1.</text:span></text:p>
      <text:p text:style-name="P48"/>
      <text:p text:style-name="P49"><text:span text:style-name="T49_1">/*<text:s/></text:span><text:span text:style-name="T49_2">GRÁFICO</text:span><text:span text:style-name="T49_3"><text:s/>1:<text:s/></text:span><text:span text:style-name="T49_4">corrente</text:span><text:span text:style-name="T49_5"><text:s/></text:span><text:span text:style-name="T49_6">em</text:span><text:span text:style-name="T49_7"><text:s/></text:span><text:span text:style-name="T49_8">função</text:span><text:span text:style-name="T49_9"><text:s/></text:span><text:span text:style-name="T49_10">da</text:span><text:span text:style-name="T49_11"><text:s/></text:span><text:span text:style-name="T49_12">tensão</text:span><text:span text:style-name="T49_13"><text:s/>*/</text:span></text:p>
      <text:p text:style-name="P50"><text:span text:style-name="T50_1">Gráfico</text:span><text:span text:style-name="T50_2"><text:s/>1:<text:s/></text:span><text:span text:style-name="T50_3">corrente</text:span><text:span text:style-name="T50_4"><text:s/></text:span><text:span text:style-name="T50_5">em</text:span><text:span text:style-name="T50_6"><text:s/></text:span><text:span text:style-name="T50_7">função</text:span><text:span text:style-name="T50_8"><text:s/></text:span><text:span text:style-name="T50_9">da</text:span><text:span text:style-name="T50_10"><text:s/></text:span><text:span text:style-name="T50_11">tensão</text:span></text:p>
      <text:p text:style-name="P51"/>
      <text:p text:style-name="P52"><text:span text:style-name="T52_1"><text:tab/></text:span><text:span text:style-name="T52_2">Com</text:span><text:span text:style-name="T52_3"><text:s/></text:span><text:span text:style-name="T52_4">este</text:span><text:span text:style-name="T52_5"><text:s/></text:span><text:span text:style-name="T52_6">gráfico</text:span><text:span text:style-name="T52_7">,<text:s/></text:span><text:span text:style-name="T52_8">e</text:span><text:span text:style-name="T52_9"><text:s/></text:span><text:span text:style-name="T52_10">usando</text:span><text:span text:style-name="T52_11"><text:s/></text:span><text:span text:style-name="T52_12">a</text:span><text:span text:style-name="T52_13"><text:s/></text:span><text:span text:style-name="T52_14">lei</text:span><text:span text:style-name="T52_15"><text:s/></text:span><text:span text:style-name="T52_16">de</text:span><text:span text:style-name="T52_17"><text:s/></text:span><text:span text:style-name="T52_18">Ohm</text:span><text:span text:style-name="T52_19">,<text:s/></text:span><text:span text:style-name="T52_20">descobrimos</text:span><text:span text:style-name="T52_21"><text:s/></text:span><text:span text:style-name="T52_22">que</text:span><text:span text:style-name="T52_23"><text:s/></text:span><text:span text:style-name="T52_24">a</text:span><text:span text:style-name="T52_25"><text:s/></text:span><text:span text:style-name="T52_26">resistência</text:span><text:span text:style-name="T52_27"><text:s/></text:span><text:span text:style-name="T52_28">experimental</text:span><text:span text:style-name="T52_29"><text:s/></text:span><text:span text:style-name="T52_30">do</text:span><text:span text:style-name="T52_31"><text:s/></text:span><text:span text:style-name="T52_32">resistor</text:span><text:span text:style-name="T52_33"><text:s/></text:span><text:span text:style-name="T52_34">de</text:span><text:span text:style-name="T52_35"><text:s text:c="2"/>1</text:span><text:span text:style-name="T52_36">KΩ</text:span><text:span text:style-name="T52_37"><text:s/></text:span><text:span text:style-name="T52_38">é</text:span><text:span text:style-name="T52_39"><text:s/></text:span><text:span text:style-name="T52_40">de</text:span><text:span text:style-name="T52_41"><text:s/>/**/,<text:s/></text:span><text:span text:style-name="T52_42">que</text:span><text:span text:style-name="T52_43"><text:s/></text:span><text:span text:style-name="T52_44">é</text:span><text:span text:style-name="T52_45"><text:s/></text:span><text:span text:style-name="T52_46">a</text:span><text:span text:style-name="T52_47"><text:s/></text:span><text:span text:style-name="T52_48">inclinação</text:span><text:span text:style-name="T52_49"><text:s/></text:span><text:span text:style-name="T52_50">da</text:span><text:span text:style-name="T52_51"><text:s/></text:span><text:span text:style-name="T52_52">reta</text:span><text:span text:style-name="T52_53"><text:s/></text:span><text:span text:style-name="T52_54">encontrada</text:span><text:span text:style-name="T52_55"><text:s/></text:span><text:span text:style-name="T52_56">na</text:span><text:span text:style-name="T52_57"><text:s/></text:span><text:span text:style-name="T52_58">regressão</text:span><text:span text:style-name="T52_59"><text:s/></text:span><text:span text:style-name="T52_60">linear</text:span><text:span text:style-name="T52_61">.</text:span></text:p>
      <text:p text:style-name="P53"><text:span text:style-name="T53_1"><text:tab/></text:span><text:span text:style-name="T53_2">A</text:span><text:span text:style-name="T53_3"><text:s/></text:span><text:span text:style-name="T53_4">resistência</text:span><text:span text:style-name="T53_5"><text:s/></text:span><text:span text:style-name="T53_6">de</text:span><text:span text:style-name="T53_7"><text:s/></text:span><text:span text:style-name="T53_8">proteção</text:span><text:span text:style-name="T53_9"><text:s/></text:span><text:span text:style-name="T53_10">foi</text:span><text:span text:style-name="T53_11"><text:s/></text:span><text:span text:style-name="T53_12">calculada</text:span><text:span text:style-name="T53_13"><text:s/></text:span><text:span text:style-name="T53_14">usando</text:span><text:span text:style-name="T53_15"><text:s/></text:span><text:span text:style-name="T53_16">a</text:span><text:span text:style-name="T53_17"><text:s/></text:span><text:span text:style-name="T53_18">equação</text:span></text:p>
      <text:p text:style-name="P54"><draw:frame svg:x="0cm" svg:y="0cm" svg:width="1.746cm" svg:height="0.873cm" draw:style-name="FR3" text:anchor-type="as-char" draw:z-index="0"><draw:image xlink:href="Pictures/image3.png" xlink:type="simple" xlink:show="embed" xlink:actuate="onLoad"/></draw:frame></text:p>
      <text:p text:style-name="P55"><text:span text:style-name="T55_1"><text:tab/></text:span><text:span text:style-name="T55_2">Desta</text:span><text:span text:style-name="T55_3"><text:s/></text:span><text:span text:style-name="T55_4">forma</text:span><text:span text:style-name="T55_5">,<text:s/></text:span><text:span text:style-name="T55_6">a</text:span><text:span text:style-name="T55_7"><text:s/></text:span><text:span text:style-name="T55_8">resistência</text:span><text:span text:style-name="T55_9"><text:s/></text:span><text:span text:style-name="T55_10">de</text:span><text:span text:style-name="T55_11"><text:s/></text:span><text:span text:style-name="T55_12">proteção</text:span><text:span text:style-name="T55_13"><text:s/></text:span><text:span text:style-name="T55_14">foi</text:span><text:span text:style-name="T55_15"><text:s/></text:span><text:span text:style-name="T55_16">definida</text:span><text:span text:style-name="T55_17"><text:s/></text:span><text:span text:style-name="T55_18">como</text:span><text:span text:style-name="T55_19"><text:s/></text:span><text:span text:style-name="T55_20">sendo</text:span><text:span text:style-name="T55_21"><text:s/>80</text:span><text:span text:style-name="T55_22">Ω</text:span><text:span text:style-name="T55_23">,<text:s/></text:span><text:span text:style-name="T55_24">já</text:span><text:span text:style-name="T55_25"><text:s/></text:span><text:span text:style-name="T55_26">que</text:span><text:span text:style-name="T55_27"><text:s/></text:span><text:span text:style-name="T55_28">a</text:span><text:span text:style-name="T55_29"><text:s/></text:span><text:span text:style-name="T55_30">tensão</text:span><text:span text:style-name="T55_31"><text:s/></text:span><text:span text:style-name="T55_32">máxima</text:span><text:span text:style-name="T55_33"><text:s/></text:span><text:span text:style-name="T55_34">é</text:span><text:span text:style-name="T55_35"><text:s/></text:span><text:span text:style-name="T55_36">de</text:span><text:span text:style-name="T55_37"><text:s/>20</text:span><text:span text:style-name="T55_38">V</text:span><text:span text:style-name="T55_39"><text:s/></text:span><text:span text:style-name="T55_40">e</text:span><text:span text:style-name="T55_41"><text:s/></text:span><text:span text:style-name="T55_42">a</text:span><text:span text:style-name="T55_43"><text:s/></text:span><text:span text:style-name="T55_44">corrente</text:span><text:span text:style-name="T55_45"><text:s/></text:span><text:span text:style-name="T55_46">máxima</text:span><text:span text:style-name="T55_47"><text:s/></text:span><text:span text:style-name="T55_48">é</text:span><text:span text:style-name="T55_49"><text:s/></text:span><text:span text:style-name="T55_50">de</text:span><text:span text:style-name="T55_51"><text:s/></text:span><draw:frame svg:x="0cm" svg:y="0cm" svg:width="2.54cm" svg:height="0.9cm" draw:style-name="FR4" text:anchor-type="as-char" draw:z-index="0"><draw:image xlink:href="Pictures/image4.png" xlink:type="simple" xlink:show="embed" xlink:actuate="onLoad"/></draw:frame><text:span text:style-name="T55_52">.<text:s/></text:span><text:span text:style-name="T55_53">Medimos</text:span><text:span text:style-name="T55_54"><text:s/></text:span><text:span text:style-name="T55_55">a</text:span><text:span text:style-name="T55_56"><text:s/></text:span><text:span text:style-name="T55_57">resistência</text:span><text:span text:style-name="T55_58"><text:s/></text:span><text:span text:style-name="T55_59">do</text:span><text:span text:style-name="T55_60"><text:s/></text:span><text:span text:style-name="T55_61">resistor</text:span><text:span text:style-name="T55_62"><text:s/></text:span><text:span text:style-name="T55_63">de</text:span><text:span text:style-name="T55_64"><text:s/></text:span><text:span text:style-name="T55_65">proteção</text:span><text:span text:style-name="T55_66"><text:s/></text:span><text:span text:style-name="T55_67">usando</text:span><text:span text:style-name="T55_68"><text:s/></text:span><text:span text:style-name="T55_69">um</text:span><text:span text:style-name="T55_70"><text:s/></text:span><text:span text:style-name="T55_71">ohmímetro</text:span><text:span text:style-name="T55_72">.</text:span></text:p>
      <text:p text:style-name="P56"/>
      <text:p text:style-name="P57"><text:span text:style-name="T57_1">Parte</text:span><text:span text:style-name="T57_2"><text:s/>2</text:span></text:p>
      <text:p text:style-name="P58"/>
      <text:p text:style-name="P59"><text:span text:style-name="T59_1"><text:tab/></text:span><text:span text:style-name="T59_2">Na</text:span><text:span text:style-name="T59_3"><text:s/></text:span><text:span text:style-name="T59_4">segunda</text:span><text:span text:style-name="T59_5"><text:s/></text:span><text:span text:style-name="T59_6">parte</text:span><text:span text:style-name="T59_7">,<text:s/></text:span><text:span text:style-name="T59_8">nós</text:span><text:span text:style-name="T59_9"><text:s/></text:span><text:span text:style-name="T59_10">usamos</text:span><text:span text:style-name="T59_11"><text:s/></text:span><text:span text:style-name="T59_12">o</text:span><text:span text:style-name="T59_13"><text:s/></text:span><text:span text:style-name="T59_14">mesmo</text:span><text:span text:style-name="T59_15"><text:s/></text:span><text:span text:style-name="T59_16">circuito</text:span><text:span text:style-name="T59_17"><text:s/></text:span><text:span text:style-name="T59_18">da</text:span><text:span text:style-name="T59_19"><text:s/></text:span><text:span text:style-name="T59_20">primeira</text:span><text:span text:style-name="T59_21"><text:s/></text:span><text:span text:style-name="T59_22">parte</text:span><text:span text:style-name="T59_23">,<text:s/></text:span><text:span text:style-name="T59_24">mas</text:span><text:span text:style-name="T59_25"><text:s/></text:span><text:span text:style-name="T59_26">agora</text:span><text:span text:style-name="T59_27"><text:s/></text:span><text:span text:style-name="T59_28">com</text:span><text:span text:style-name="T59_29"><text:s/></text:span><text:span text:style-name="T59_30">um</text:span><text:span text:style-name="T59_31"><text:s/></text:span><text:span text:style-name="T59_32">voltímetro</text:span><text:span text:style-name="T59_33"><text:s/></text:span><text:span text:style-name="T59_34">associado</text:span><text:span text:style-name="T59_35"><text:s/></text:span><text:span text:style-name="T59_36">ao</text:span><text:span text:style-name="T59_37"><text:s/></text:span><text:span text:style-name="T59_38">resistor</text:span><text:span text:style-name="T59_39"><text:s/></text:span><text:span text:style-name="T59_40">de</text:span><text:span text:style-name="T59_41"><text:s/></text:span><text:span text:style-name="T59_42">proteção</text:span><text:span text:style-name="T59_43">.<text:s/></text:span><text:span text:style-name="T59_44">Este</text:span><text:span text:style-name="T59_45"><text:s/></text:span><text:span text:style-name="T59_46">voltímetro</text:span><text:span text:style-name="T59_47"><text:s/></text:span><text:span text:style-name="T59_48">foi</text:span><text:span text:style-name="T59_49"><text:s/></text:span><text:span text:style-name="T59_50">usado</text:span><text:span text:style-name="T59_51"><text:s/></text:span><text:span text:style-name="T59_52">para</text:span><text:span text:style-name="T59_53"><text:s/></text:span><text:span text:style-name="T59_54">medir</text:span><text:span text:style-name="T59_55"><text:s/></text:span><text:span text:style-name="T59_56">a</text:span><text:span text:style-name="T59_57"><text:s/></text:span><text:span text:style-name="T59_58">tensão</text:span><text:span text:style-name="T59_59"><text:s/></text:span><text:span text:style-name="T59_60">entre</text:span><text:span text:style-name="T59_61"><text:s/></text:span><text:span text:style-name="T59_62">os</text:span><text:span text:style-name="T59_63"><text:s/></text:span><text:span text:style-name="T59_64">dois</text:span><text:span text:style-name="T59_65"><text:s/></text:span><text:span text:style-name="T59_66">resistores</text:span><text:span text:style-name="T59_67">,<text:s/></text:span><text:span text:style-name="T59_68">um</text:span><text:span text:style-name="T59_69"><text:s/></text:span><text:span text:style-name="T59_70">de</text:span><text:span text:style-name="T59_71"><text:s/></text:span><text:span text:style-name="T59_72">cada</text:span><text:span text:style-name="T59_73"><text:s/></text:span><text:span text:style-name="T59_74">vez</text:span><text:span text:style-name="T59_75">.</text:span></text:p>
      <text:p text:style-name="P60"><text:span text:style-name="T60_1"><text:tab/></text:span><text:span text:style-name="T60_2">Com</text:span><text:span text:style-name="T60_3"><text:s/></text:span><text:span text:style-name="T60_4">a</text:span><text:span text:style-name="T60_5"><text:s/></text:span><text:span text:style-name="T60_6">fonte</text:span><text:span text:style-name="T60_7"><text:s/></text:span><text:span text:style-name="T60_8">em</text:span><text:span text:style-name="T60_9"><text:s/>10</text:span><text:span text:style-name="T60_10">V</text:span><text:span text:style-name="T60_11">,<text:s/></text:span><text:span text:style-name="T60_12">medimos</text:span><text:span text:style-name="T60_13"><text:s/></text:span><text:span text:style-name="T60_14">a</text:span><text:span text:style-name="T60_15"><text:s/></text:span><text:span text:style-name="T60_16">corrente</text:span><text:span text:style-name="T60_17"><text:s/></text:span><text:span text:style-name="T60_18">no</text:span><text:span text:style-name="T60_19"><text:s/></text:span><text:span text:style-name="T60_20">circuito</text:span><text:span text:style-name="T60_21">;<text:s/></text:span><text:span text:style-name="T60_22">a</text:span><text:span text:style-name="T60_23"><text:s/></text:span><text:span text:style-name="T60_24">tensão</text:span><text:span text:style-name="T60_25"><text:s text:c="2"/></text:span><text:span text:style-name="T60_26">no</text:span><text:span text:style-name="T60_27"><text:s/></text:span><text:span text:style-name="T60_28">resistor</text:span><text:span text:style-name="T60_29"><text:s/></text:span><text:span text:style-name="T60_30">de</text:span><text:span text:style-name="T60_31"><text:s/></text:span><text:span text:style-name="T60_32">proteção</text:span><text:span text:style-name="T60_33">;<text:s/></text:span><text:span text:style-name="T60_34">e</text:span><text:span text:style-name="T60_35"><text:s/></text:span><text:span text:style-name="T60_36">a</text:span><text:span text:style-name="T60_37"><text:s/></text:span><text:span text:style-name="T60_38">tensão</text:span><text:span text:style-name="T60_39"><text:s/></text:span><text:span text:style-name="T60_40">no</text:span><text:span text:style-name="T60_41"><text:s/></text:span><text:span text:style-name="T60_42">resistor</text:span><text:span text:style-name="T60_43"><text:s/></text:span><text:span text:style-name="T60_44">principal</text:span><text:span text:style-name="T60_45">.<text:s/></text:span><text:span text:style-name="T60_46">Os</text:span><text:span text:style-name="T60_47"><text:s/></text:span><text:span text:style-name="T60_48">valores</text:span><text:span text:style-name="T60_49"><text:s/></text:span><text:span text:style-name="T60_50">encontrados</text:span><text:span text:style-name="T60_51"><text:s/></text:span><text:span text:style-name="T60_52">se</text:span><text:span text:style-name="T60_53"><text:s/></text:span><text:span text:style-name="T60_54">encontram</text:span><text:span text:style-name="T60_55"><text:s/></text:span><text:span text:style-name="T60_56">na</text:span><text:span text:style-name="T60_57"><text:s/></text:span><text:span text:style-name="T60_58">tabela</text:span><text:span text:style-name="T60_59"><text:s/>1.</text:span></text:p>
      <text:p text:style-name="P61"><text:span text:style-name="T61_1"><text:tab/></text:span><text:span text:style-name="T61_2">Calculando</text:span><text:span text:style-name="T61_3"><text:s/></text:span><text:span text:style-name="T61_4">as</text:span><text:span text:style-name="T61_5"><text:s/></text:span><text:span text:style-name="T61_6">potências</text:span><text:span text:style-name="T61_7"><text:s/></text:span><text:span text:style-name="T61_8">em</text:span><text:span text:style-name="T61_9"><text:s/></text:span><text:span text:style-name="T61_10">cada</text:span><text:span text:style-name="T61_11"><text:s/></text:span><text:span text:style-name="T61_12">um</text:span><text:span text:style-name="T61_13"><text:s/></text:span><text:span text:style-name="T61_14">dos</text:span><text:span text:style-name="T61_15"><text:s/></text:span><text:span text:style-name="T61_16">elmentos</text:span><text:span text:style-name="T61_17">,<text:s/></text:span><text:span text:style-name="T61_18">temos</text:span><text:span text:style-name="T61_19"><text:s/></text:span><text:span text:style-name="T61_20">que</text:span><text:span text:style-name="T61_21"><text:s/></text:span><text:span text:style-name="T61_22">o</text:span><text:span text:style-name="T61_23"><text:s/></text:span><text:span text:style-name="T61_24">resistor</text:span><text:span text:style-name="T61_25"><text:s/></text:span><text:span text:style-name="T61_26">de</text:span><text:span text:style-name="T61_27"><text:s/></text:span><text:span text:style-name="T61_28">proteção</text:span><text:span text:style-name="T61_29"><text:s/></text:span><text:span text:style-name="T61_30">dissipou</text:span><text:span text:style-name="T61_31"><text:s/>/**/,<text:s/></text:span><text:span text:style-name="T61_32">enquanto</text:span><text:span text:style-name="T61_33"><text:s/></text:span><text:span text:style-name="T61_34">o</text:span><text:span text:style-name="T61_35"><text:s/></text:span><text:span text:style-name="T61_36">principal</text:span><text:span text:style-name="T61_37"><text:s/></text:span><text:span text:style-name="T61_38">dissipou</text:span><text:span text:style-name="T61_39"><text:s/>/**/.<text:s/></text:span><text:span text:style-name="T61_40">Calculando</text:span><text:span text:style-name="T61_41"><text:s/></text:span><text:span text:style-name="T61_42">a</text:span><text:span text:style-name="T61_43"><text:s/></text:span><text:span text:style-name="T61_44">potência</text:span><text:span text:style-name="T61_45"><text:s/></text:span><text:span text:style-name="T61_46">fornecida</text:span><text:span text:style-name="T61_47"><text:s/></text:span><text:span text:style-name="T61_48">pela</text:span><text:span text:style-name="T61_49"><text:s/></text:span><text:span text:style-name="T61_50">fonte</text:span><text:span text:style-name="T61_51">,<text:s/></text:span><text:span text:style-name="T61_52">obtemos</text:span><text:span text:style-name="T61_53"><text:s/>/**/,<text:s/></text:span><text:span text:style-name="T61_54">e</text:span><text:span text:style-name="T61_55"><text:s/></text:span><text:span text:style-name="T61_56">nota</text:span><text:span text:style-name="T61_57">-</text:span><text:span text:style-name="T61_58">se</text:span><text:span text:style-name="T61_59"><text:s/></text:span><text:span text:style-name="T61_60">que</text:span><text:span text:style-name="T61_61"><text:s/></text:span><text:span text:style-name="T61_62">este</text:span><text:span text:style-name="T61_63"><text:s/></text:span><text:span text:style-name="T61_64">valor</text:span><text:span text:style-name="T61_65"><text:s/></text:span><text:span text:style-name="T61_66">é</text:span><text:span text:style-name="T61_67"><text:s/></text:span><text:span text:style-name="T61_68">igual</text:span><text:span text:style-name="T61_69"><text:s/></text:span><text:span text:style-name="T61_70">à</text:span><text:span text:style-name="T61_71"><text:s/></text:span><text:span text:style-name="T61_72">soma</text:span><text:span text:style-name="T61_73"><text:s/></text:span><text:span text:style-name="T61_74">das</text:span><text:span text:style-name="T61_75"><text:s/></text:span><text:span text:style-name="T61_76">potências</text:span><text:span text:style-name="T61_77"><text:s/></text:span><text:span text:style-name="T61_78">dissipadas</text:span><text:span text:style-name="T61_79"><text:s/></text:span><text:span text:style-name="T61_80">pelos</text:span><text:span text:style-name="T61_81"><text:s/></text:span><text:span text:style-name="T61_82">resistores</text:span><text:span text:style-name="T61_83"><text:s/></text:span><text:span text:style-name="T61_84">do</text:span><text:span text:style-name="T61_85"><text:s/></text:span><text:span text:style-name="T61_86">circuito</text:span><text:span text:style-name="T61_87">.<text:s/></text:span><text:span text:style-name="T61_88">Esta</text:span><text:span text:style-name="T61_89"><text:s/></text:span><text:span text:style-name="T61_90">propriedade</text:span><text:span text:style-name="T61_91"><text:s/></text:span><text:span text:style-name="T61_92">é</text:span><text:span text:style-name="T61_93"><text:s/></text:span><text:span text:style-name="T61_94">chamada</text:span><text:span text:style-name="T61_95"><text:s/></text:span><text:span text:style-name="T61_96">de</text:span><text:span text:style-name="T61_97"><text:s/></text:span><text:span text:style-name="T61_98">teorema</text:span><text:span text:style-name="T61_99"><text:s/></text:span><text:span text:style-name="T61_100">de</text:span><text:span text:style-name="T61_101"><text:s/></text:span><text:span text:style-name="T61_102">Tellegen</text:span><text:span text:style-name="T61_103">,<text:s/></text:span><text:span text:style-name="T61_104">descoberta</text:span><text:span text:style-name="T61_105"><text:s/></text:span><text:span text:style-name="T61_106">pelo</text:span><text:span text:style-name="T61_107"><text:s/></text:span><text:span text:style-name="T61_108">engenheiro</text:span><text:span text:style-name="T61_109"><text:s/></text:span><text:span text:style-name="T61_110">eletricista</text:span><text:span text:style-name="T61_111"><text:s/></text:span><text:span text:style-name="T61_112">holandês</text:span><text:span text:style-name="T61_113"><text:s/></text:span><text:span text:style-name="T61_114">Bernard</text:span><text:span text:style-name="T61_115"><text:s/></text:span><text:span text:style-name="T61_116">Tellegen</text:span><text:span text:style-name="T61_117"><text:s/></text:span><text:span text:style-name="T61_118">e</text:span><text:span text:style-name="T61_119"><text:s/></text:span><text:span text:style-name="T61_120">publicado</text:span><text:span text:style-name="T61_121"><text:s/></text:span><text:span text:style-name="T61_122">em</text:span><text:span text:style-name="T61_123"><text:s/>1952.</text:span></text:p>
      <text:p text:style-name="P62"><text:span text:style-name="T62_1"><text:tab/></text:span><text:span text:style-name="T62_2">Repitimos</text:span><text:span text:style-name="T62_3"><text:s/></text:span><text:span text:style-name="T62_4">este</text:span><text:span text:style-name="T62_5"><text:s/></text:span><text:span text:style-name="T62_6">procedimento</text:span><text:span text:style-name="T62_7"><text:s/></text:span><text:span text:style-name="T62_8">trocando</text:span><text:span text:style-name="T62_9"><text:s/></text:span><text:span text:style-name="T62_10">os</text:span><text:span text:style-name="T62_11"><text:s/></text:span><text:span text:style-name="T62_12">terminais</text:span><text:span text:style-name="T62_13"><text:s/></text:span><text:span text:style-name="T62_14">da</text:span><text:span text:style-name="T62_15"><text:s/></text:span><text:span text:style-name="T62_16">fonte</text:span><text:span text:style-name="T62_17">,<text:s/></text:span><text:span text:style-name="T62_18">fazendo</text:span><text:span text:style-name="T62_19"><text:s/></text:span><text:span text:style-name="T62_20">com</text:span><text:span text:style-name="T62_21"><text:s/></text:span><text:span text:style-name="T62_22">que</text:span><text:span text:style-name="T62_23"><text:s/></text:span><text:span text:style-name="T62_24">a</text:span><text:span text:style-name="T62_25"><text:s/></text:span><text:span text:style-name="T62_26">tensão</text:span><text:span text:style-name="T62_27"><text:s/></text:span><text:span text:style-name="T62_28">de</text:span><text:span text:style-name="T62_29"><text:s/></text:span><text:span text:style-name="T62_30">saída</text:span><text:span text:style-name="T62_31"><text:s/></text:span><text:span text:style-name="T62_32">seja</text:span><text:span text:style-name="T62_33"><text:s/></text:span><text:span text:style-name="T62_34">agora</text:span><text:span text:style-name="T62_35"><text:s/></text:span><text:span text:style-name="T62_36">de</text:span><text:span text:style-name="T62_37"><text:s/>-10</text:span><text:span text:style-name="T62_38">V</text:span><text:span text:style-name="T62_39">.</text:span></text:p>
      <text:p text:style-name="P63"/>
      <text:p text:style-name="P64"><text:span text:style-name="T64_1">Tabela</text:span><text:span text:style-name="T64_2"><text:s/>1:<text:s/></text:span><text:span text:style-name="T64_3">Tensão</text:span><text:span text:style-name="T64_4">,<text:s/></text:span><text:span text:style-name="T64_5">corrente</text:span><text:span text:style-name="T64_6"><text:s/></text:span><text:span text:style-name="T64_7">e</text:span><text:span text:style-name="T64_8"><text:s/></text:span><text:span text:style-name="T64_9">potência</text:span><text:span text:style-name="T64_10"><text:s/></text:span><text:span text:style-name="T64_11">nos</text:span><text:span text:style-name="T64_12"><text:s/></text:span><text:span text:style-name="T64_13">elementos</text:span><text:span text:style-name="T64_14"><text:s/></text:span><text:span text:style-name="T64_15">do</text:span><text:span text:style-name="T64_16"><text:s/></text:span><text:span text:style-name="T64_17">circuito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5"><text:span text:style-name="T65_1">Tensão</text:span><text:span text:style-name="T65_2"><text:s/></text:span><text:span text:style-name="T65_3">nominal</text:span><text:span text:style-name="T65_4"><text:s/></text:span><text:span text:style-name="T65_5">da</text:span><text:span text:style-name="T65_6"><text:s/></text:span><text:span text:style-name="T65_7">fonte</text:span><text:span text:style-name="T65_8"><text:s/>(</text:span><text:span text:style-name="T65_9">V</text:span><text:span text:style-name="T65_10">)</text:span></text:p>
          </table:table-cell>
          <table:table-cell table:style-name="Cell2">
            <text:p text:style-name="P66"><text:span text:style-name="T66_1">Tensão</text:span><text:span text:style-name="T66_2"><text:s/>(</text:span><text:span text:style-name="T66_3">V</text:span><text:span text:style-name="T66_4">)</text:span></text:p>
          </table:table-cell>
          <table:table-cell table:style-name="Cell3">
            <text:p text:style-name="P67"><text:span text:style-name="T67_1">Corrente</text:span><text:span text:style-name="T67_2"><text:s/>(</text:span><text:span text:style-name="T67_3">A</text:span><text:span text:style-name="T67_4">)</text:span></text:p>
          </table:table-cell>
          <table:table-cell table:style-name="Cell4">
            <text:p text:style-name="P68"><text:span text:style-name="T68_1">Potência</text:span><text:span text:style-name="T68_2"><text:s/>(</text:span><text:span text:style-name="T68_3">W</text:span><text:span text:style-name="T68_4">)</text:span></text:p>
          </table:table-cell>
        </table:table-row>
        <table:table-row table:style-name="Row2">
          <table:table-cell table:style-name="Cell5">
            <text:p text:style-name="P69"><text:span text:style-name="T69_1">10</text:span><text:span text:style-name="T69_2">V</text:span></text:p>
          </table:table-cell>
          <table:table-cell table:style-name="Cell6">
            <text:p text:style-name="P70"/>
            <table:table table:style-name="Table2">
              <table:table-column table:style-name="Column5"/>
              <table:table-column table:style-name="Column6"/>
              <table:table-row table:style-name="Row3">
                <table:table-cell table:style-name="Cell7">
                  <text:p text:style-name="P71"><text:span text:style-name="T71_1">Fonte</text:span></text:p>
                </table:table-cell>
                <table:table-cell table:style-name="Cell8">
                  <text:p text:style-name="P72"/>
                </table:table-cell>
              </table:table-row>
              <table:table-row table:style-name="Row4">
                <table:table-cell table:style-name="Cell9">
                  <text:p text:style-name="P73"><text:span text:style-name="T73_1">Resistor</text:span><text:span text:style-name="T73_2"><text:s/></text:span><text:span text:style-name="T73_3">de</text:span><text:span text:style-name="T73_4"><text:s/></text:span><text:span text:style-name="T73_5">proteção</text:span></text:p>
                </table:table-cell>
                <table:table-cell table:style-name="Cell10">
                  <text:p text:style-name="P74"/>
                </table:table-cell>
              </table:table-row>
              <table:table-row table:style-name="Row5">
                <table:table-cell table:style-name="Cell11">
                  <text:p text:style-name="P75"><text:span text:style-name="T75_1">Resistor</text:span><text:span text:style-name="T75_2"><text:s/></text:span><text:span text:style-name="T75_3">principal</text:span></text:p>
                </table:table-cell>
                <table:table-cell table:style-name="Cell12">
                  <text:p text:style-name="P76"/>
                </table:table-cell>
              </table:table-row>
            </table:table>
            <text:p text:style-name="P77"/>
          </table:table-cell>
          <table:table-cell table:style-name="Cell13">
            <text:p text:style-name="P78"/>
          </table:table-cell>
          <table:table-cell table:style-name="Cell14">
            <text:p text:style-name="P79"/>
            <table:table table:style-name="Table3">
              <table:table-column table:style-name="Column7"/>
              <table:table-column table:style-name="Column8"/>
              <table:table-row table:style-name="Row6">
                <table:table-cell table:style-name="Cell15">
                  <text:p text:style-name="P80"><text:span text:style-name="T80_1">Fonte</text:span></text:p>
                </table:table-cell>
                <table:table-cell table:style-name="Cell16">
                  <text:p text:style-name="P81"/>
                </table:table-cell>
              </table:table-row>
              <table:table-row table:style-name="Row7">
                <table:table-cell table:style-name="Cell17">
                  <text:p text:style-name="P82"><text:span text:style-name="T82_1">Resistor</text:span><text:span text:style-name="T82_2"><text:s/></text:span><text:span text:style-name="T82_3">de</text:span><text:span text:style-name="T82_4"><text:s/></text:span><text:span text:style-name="T82_5">proteção</text:span></text:p>
                </table:table-cell>
                <table:table-cell table:style-name="Cell18">
                  <text:p text:style-name="P83"/>
                </table:table-cell>
              </table:table-row>
              <table:table-row table:style-name="Row8">
                <table:table-cell table:style-name="Cell19">
                  <text:p text:style-name="P84"><text:span text:style-name="T84_1">Resistor</text:span><text:span text:style-name="T84_2"><text:s/></text:span><text:span text:style-name="T84_3">principal</text:span></text:p>
                </table:table-cell>
                <table:table-cell table:style-name="Cell20">
                  <text:p text:style-name="P85"/>
                </table:table-cell>
              </table:table-row>
            </table:table>
            <text:p text:style-name="P86"/>
          </table:table-cell>
        </table:table-row>
        <table:table-row table:style-name="Row9">
          <table:table-cell table:style-name="Cell21">
            <text:p text:style-name="P87"><text:span text:style-name="T87_1">-10</text:span><text:span text:style-name="T87_2">V</text:span></text:p>
          </table:table-cell>
          <table:table-cell table:style-name="Cell22">
            <text:p text:style-name="P88"/>
            <table:table table:style-name="Table4">
              <table:table-column table:style-name="Column9"/>
              <table:table-column table:style-name="Column10"/>
              <table:table-row table:style-name="Row10">
                <table:table-cell table:style-name="Cell23">
                  <text:p text:style-name="P89"><text:span text:style-name="T89_1">Fonte</text:span></text:p>
                </table:table-cell>
                <table:table-cell table:style-name="Cell24">
                  <text:p text:style-name="P90"/>
                </table:table-cell>
              </table:table-row>
              <table:table-row table:style-name="Row11">
                <table:table-cell table:style-name="Cell25">
                  <text:p text:style-name="P91"><text:span text:style-name="T91_1">Resistor</text:span><text:span text:style-name="T91_2"><text:s/></text:span><text:span text:style-name="T91_3">de</text:span><text:span text:style-name="T91_4"><text:s/></text:span><text:span text:style-name="T91_5">proteção</text:span></text:p>
                </table:table-cell>
                <table:table-cell table:style-name="Cell26">
                  <text:p text:style-name="P92"/>
                </table:table-cell>
              </table:table-row>
              <table:table-row table:style-name="Row12">
                <table:table-cell table:style-name="Cell27">
                  <text:p text:style-name="P93"><text:span text:style-name="T93_1">Resistor</text:span><text:span text:style-name="T93_2"><text:s/></text:span><text:span text:style-name="T93_3">principal</text:span></text:p>
                </table:table-cell>
                <table:table-cell table:style-name="Cell28">
                  <text:p text:style-name="P94"/>
                </table:table-cell>
              </table:table-row>
            </table:table>
            <text:p text:style-name="P95"/>
          </table:table-cell>
          <table:table-cell table:style-name="Cell29">
            <text:p text:style-name="P96"/>
          </table:table-cell>
          <table:table-cell table:style-name="Cell30">
            <text:p text:style-name="P97"/>
            <table:table table:style-name="Table5">
              <table:table-column table:style-name="Column11"/>
              <table:table-column table:style-name="Column12"/>
              <table:table-row table:style-name="Row13">
                <table:table-cell table:style-name="Cell31">
                  <text:p text:style-name="P98"><text:span text:style-name="T98_1">Fonte</text:span></text:p>
                </table:table-cell>
                <table:table-cell table:style-name="Cell32">
                  <text:p text:style-name="P99"/>
                </table:table-cell>
              </table:table-row>
              <table:table-row table:style-name="Row14">
                <table:table-cell table:style-name="Cell33">
                  <text:p text:style-name="P100"><text:span text:style-name="T100_1">Resistor</text:span><text:span text:style-name="T100_2"><text:s/></text:span><text:span text:style-name="T100_3">de</text:span><text:span text:style-name="T100_4"><text:s/></text:span><text:span text:style-name="T100_5">proteção</text:span></text:p>
                </table:table-cell>
                <table:table-cell table:style-name="Cell34">
                  <text:p text:style-name="P101"/>
                </table:table-cell>
              </table:table-row>
              <table:table-row table:style-name="Row15">
                <table:table-cell table:style-name="Cell35">
                  <text:p text:style-name="P102"><text:span text:style-name="T102_1">Resistor</text:span><text:span text:style-name="T102_2"><text:s/></text:span><text:span text:style-name="T102_3">principal</text:span></text:p>
                </table:table-cell>
                <table:table-cell table:style-name="Cell36">
                  <text:p text:style-name="P103"/>
                </table:table-cell>
              </table:table-row>
            </table:table>
            <text:p text:style-name="P104"/>
          </table:table-cell>
        </table:table-row>
      </table:table>
      <text:p text:style-name="P105"/>
      <text:p text:style-name="P106"/>
      <text:p text:style-name="P107"><text:span text:style-name="T107_1">Parte</text:span><text:span text:style-name="T107_2"><text:s/>3</text:span></text:p>
      <text:p text:style-name="P108"/>
      <text:p text:style-name="P109"><text:span text:style-name="T109_1"><text:tab/></text:span><text:span text:style-name="T109_2">Nesta</text:span><text:span text:style-name="T109_3"><text:s/></text:span><text:span text:style-name="T109_4">parte</text:span><text:span text:style-name="T109_5">,<text:s/></text:span><text:span text:style-name="T109_6">nós</text:span><text:span text:style-name="T109_7"><text:s/></text:span><text:span text:style-name="T109_8">trocamos</text:span><text:span text:style-name="T109_9"><text:s/></text:span><text:span text:style-name="T109_10">o</text:span><text:span text:style-name="T109_11"><text:s/></text:span><text:span text:style-name="T109_12">resistor</text:span><text:span text:style-name="T109_13"><text:s/></text:span><text:span text:style-name="T109_14">principal</text:span><text:span text:style-name="T109_15"><text:s/></text:span><text:span text:style-name="T109_16">por</text:span><text:span text:style-name="T109_17"><text:s/></text:span><text:span text:style-name="T109_18">uma</text:span><text:span text:style-name="T109_19"><text:s/></text:span><text:span text:style-name="T109_20">lâmpada</text:span><text:span text:style-name="T109_21">.<text:s/></text:span><text:span text:style-name="T109_22">Pelas</text:span><text:span text:style-name="T109_23"><text:s/></text:span><text:span text:style-name="T109_24">especificações</text:span><text:span text:style-name="T109_25"><text:s/></text:span><text:span text:style-name="T109_26">do</text:span><text:span text:style-name="T109_27"><text:s/></text:span><text:span text:style-name="T109_28">fabricante</text:span><text:span text:style-name="T109_29">,<text:s/></text:span><text:span text:style-name="T109_30">ela</text:span><text:span text:style-name="T109_31"><text:s/></text:span><text:span text:style-name="T109_32">possui</text:span><text:span text:style-name="T109_33"><text:s/></text:span><text:span text:style-name="T109_34">uma</text:span><text:span text:style-name="T109_35"><text:s/></text:span><text:span text:style-name="T109_36">resistência</text:span><text:span text:style-name="T109_37"><text:s/></text:span><text:span text:style-name="T109_38">de</text:span><text:span text:style-name="T109_39"><text:s/>/**/<text:s/></text:span><text:span text:style-name="T109_40">e</text:span><text:span text:style-name="T109_41"><text:s/></text:span><text:span text:style-name="T109_42">aceita</text:span><text:span text:style-name="T109_43"><text:s/></text:span><text:span text:style-name="T109_44">uma</text:span><text:span text:style-name="T109_45"><text:s/></text:span><text:span text:style-name="T109_46">potência</text:span><text:span text:style-name="T109_47"><text:s/></text:span><text:span text:style-name="T109_48">máxima</text:span><text:span text:style-name="T109_49"><text:s/></text:span><text:span text:style-name="T109_50">de</text:span><text:span text:style-name="T109_51"><text:s/>/**/.<text:s/></text:span><text:span text:style-name="T109_52">Assumindo</text:span><text:span text:style-name="T109_53"><text:s/></text:span><text:span text:style-name="T109_54">que</text:span><text:span text:style-name="T109_55"><text:s/></text:span><text:span text:style-name="T109_56">ela</text:span><text:span text:style-name="T109_57"><text:s/></text:span><text:span text:style-name="T109_58">obedece</text:span><text:span text:style-name="T109_59"><text:s/></text:span><text:span text:style-name="T109_60">a</text:span><text:span text:style-name="T109_61"><text:s/></text:span><text:span text:style-name="T109_62">lei</text:span><text:span text:style-name="T109_63"><text:s/></text:span><text:span text:style-name="T109_64">de</text:span><text:span text:style-name="T109_65"><text:s/></text:span><text:span text:style-name="T109_66">Ohm</text:span><text:span text:style-name="T109_67">,<text:s/></text:span><text:span text:style-name="T109_68">então</text:span><text:span text:style-name="T109_69"><text:s/></text:span><text:span text:style-name="T109_70">a</text:span><text:span text:style-name="T109_71"><text:s/></text:span><text:span text:style-name="T109_72">maior</text:span><text:span text:style-name="T109_73"><text:s/></text:span><text:span text:style-name="T109_74">tensão</text:span><text:span text:style-name="T109_75"><text:s/></text:span><text:span text:style-name="T109_76">aceita</text:span><text:span text:style-name="T109_77"><text:s/></text:span><text:span text:style-name="T109_78">por</text:span><text:span text:style-name="T109_79"><text:s/></text:span><text:span text:style-name="T109_80">ela</text:span><text:span text:style-name="T109_81"><text:s/></text:span><text:span text:style-name="T109_82">é</text:span><text:span text:style-name="T109_83"><text:s/></text:span><text:span text:style-name="T109_84">de</text:span><text:span text:style-name="T109_85"><text:s/>/**/,<text:s/></text:span><text:span text:style-name="T109_86">implicando</text:span><text:span text:style-name="T109_87"><text:s/></text:span><text:span text:style-name="T109_88">que</text:span><text:span text:style-name="T109_89"><text:s/></text:span><text:span text:style-name="T109_90">a</text:span><text:span text:style-name="T109_91"><text:s/></text:span><text:span text:style-name="T109_92">resistência</text:span><text:span text:style-name="T109_93"><text:s/></text:span><text:span text:style-name="T109_94">de</text:span><text:span text:style-name="T109_95"><text:s/></text:span><text:span text:style-name="T109_96">proteção</text:span><text:span text:style-name="T109_97"><text:s/></text:span><text:span text:style-name="T109_98">do</text:span><text:span text:style-name="T109_99"><text:s/></text:span><text:span text:style-name="T109_100">circuito</text:span><text:span text:style-name="T109_101"><text:s/></text:span><text:span text:style-name="T109_102">deverá</text:span><text:span text:style-name="T109_103"><text:s/></text:span><text:span text:style-name="T109_104">ser</text:span><text:span text:style-name="T109_105"><text:s/></text:span><text:span text:style-name="T109_106">de</text:span><text:span text:style-name="T109_107"><text:s/>/**/.</text:span></text:p>
      <text:p text:style-name="P110"><text:span text:style-name="T110_1"><text:tab/></text:span><text:span text:style-name="T110_2">Ajustando</text:span><text:span text:style-name="T110_3"><text:s/></text:span><text:span text:style-name="T110_4">os</text:span><text:span text:style-name="T110_5"><text:s/></text:span><text:span text:style-name="T110_6">valores</text:span><text:span text:style-name="T110_7"><text:s/></text:span><text:span text:style-name="T110_8">da</text:span><text:span text:style-name="T110_9"><text:s/></text:span><text:span text:style-name="T110_10">tensão</text:span><text:span text:style-name="T110_11"><text:s/></text:span><text:span text:style-name="T110_12">nominal</text:span><text:span text:style-name="T110_13"><text:s/></text:span><text:span text:style-name="T110_14">da</text:span><text:span text:style-name="T110_15"><text:s/></text:span><text:span text:style-name="T110_16">fonte</text:span><text:span text:style-name="T110_17"><text:s/></text:span><text:span text:style-name="T110_18">de</text:span><text:span text:style-name="T110_19"><text:s/>-10</text:span><text:span text:style-name="T110_20">V</text:span><text:span text:style-name="T110_21"><text:s/></text:span><text:span text:style-name="T110_22">a</text:span><text:span text:style-name="T110_23"><text:s/>10</text:span><text:span text:style-name="T110_24">V</text:span><text:span text:style-name="T110_25"><text:s/></text:span><text:span text:style-name="T110_26">em</text:span><text:span text:style-name="T110_27"><text:s/></text:span><text:span text:style-name="T110_28">passos</text:span><text:span text:style-name="T110_29"><text:s/></text:span><text:span text:style-name="T110_30">de</text:span><text:span text:style-name="T110_31"><text:s/>/**/,<text:s/></text:span><text:span text:style-name="T110_32">nós</text:span><text:span text:style-name="T110_33"><text:s/></text:span><text:span text:style-name="T110_34">montamos</text:span><text:span text:style-name="T110_35"><text:s/></text:span><text:span text:style-name="T110_36">o</text:span><text:span text:style-name="T110_37"><text:s/></text:span><text:span text:style-name="T110_38">gráfico</text:span><text:span text:style-name="T110_39"><text:s/>2,<text:s/></text:span><text:span text:style-name="T110_40">e</text:span><text:span text:style-name="T110_41"><text:s/></text:span><text:span text:style-name="T110_42">realizamos</text:span><text:span text:style-name="T110_43"><text:s/></text:span><text:span text:style-name="T110_44">as</text:span><text:span text:style-name="T110_45"><text:s/></text:span><text:span text:style-name="T110_46">mesmas</text:span><text:span text:style-name="T110_47"><text:s/></text:span><text:span text:style-name="T110_48">operações</text:span><text:span text:style-name="T110_49"><text:s/></text:span><text:span text:style-name="T110_50">da</text:span><text:span text:style-name="T110_51"><text:s/></text:span><text:span text:style-name="T110_52">parte</text:span><text:span text:style-name="T110_53"><text:s/>1,<text:s/></text:span><text:span text:style-name="T110_54">tratando</text:span><text:span text:style-name="T110_55"><text:s/></text:span><text:span text:style-name="T110_56">a</text:span><text:span text:style-name="T110_57"><text:s/></text:span><text:span text:style-name="T110_58">lâmpada</text:span><text:span text:style-name="T110_59"><text:s/></text:span><text:span text:style-name="T110_60">como</text:span><text:span text:style-name="T110_61"><text:s/></text:span><text:span text:style-name="T110_62">um</text:span><text:span text:style-name="T110_63"><text:s/></text:span><text:span text:style-name="T110_64">resistor</text:span><text:span text:style-name="T110_65">.</text:span></text:p>
      <text:p text:style-name="P111"/>
      <text:p text:style-name="P112"><text:span text:style-name="T112_1">/*<text:s/></text:span><text:span text:style-name="T112_2">GRÁFICO</text:span><text:span text:style-name="T112_3"><text:s/>2:<text:s/></text:span><text:span text:style-name="T112_4">corrente</text:span><text:span text:style-name="T112_5"><text:s/></text:span><text:span text:style-name="T112_6">em</text:span><text:span text:style-name="T112_7"><text:s/></text:span><text:span text:style-name="T112_8">função</text:span><text:span text:style-name="T112_9"><text:s/></text:span><text:span text:style-name="T112_10">da</text:span><text:span text:style-name="T112_11"><text:s/></text:span><text:span text:style-name="T112_12">tensão</text:span><text:span text:style-name="T112_13"><text:s/></text:span><text:span text:style-name="T112_14">na</text:span><text:span text:style-name="T112_15"><text:s/></text:span><text:span text:style-name="T112_16">lâmpada</text:span><text:span text:style-name="T112_17"><text:s/>*/</text:span></text:p>
      <text:p text:style-name="P113"><text:span text:style-name="T113_1">Gráfico</text:span><text:span text:style-name="T113_2"><text:s/>2:<text:s/></text:span><text:span text:style-name="T113_3">corrente</text:span><text:span text:style-name="T113_4"><text:s/></text:span><text:span text:style-name="T113_5">em</text:span><text:span text:style-name="T113_6"><text:s/></text:span><text:span text:style-name="T113_7">função</text:span><text:span text:style-name="T113_8"><text:s/></text:span><text:span text:style-name="T113_9">da</text:span><text:span text:style-name="T113_10"><text:s/></text:span><text:span text:style-name="T113_11">tensão</text:span><text:span text:style-name="T113_12"><text:s/></text:span><text:span text:style-name="T113_13">na</text:span><text:span text:style-name="T113_14"><text:s/></text:span><text:span text:style-name="T113_15">lâmpada</text:span></text:p>
      <text:p text:style-name="P114"/>
      <text:p text:style-name="P115"><text:span text:style-name="T115_1">Vemos</text:span><text:span text:style-name="T115_2"><text:s/></text:span><text:span text:style-name="T115_3">que</text:span><text:span text:style-name="T115_4"><text:s/></text:span><text:span text:style-name="T115_5">a</text:span><text:span text:style-name="T115_6"><text:s/></text:span><text:span text:style-name="T115_7">lâmpada</text:span><text:span text:style-name="T115_8"><text:s/></text:span><text:span text:style-name="T115_9">não</text:span><text:span text:style-name="T115_10"><text:s/></text:span><text:span text:style-name="T115_11">obedece</text:span><text:span text:style-name="T115_12"><text:s/></text:span><text:span text:style-name="T115_13">a</text:span><text:span text:style-name="T115_14"><text:s/></text:span><text:span text:style-name="T115_15">lei</text:span><text:span text:style-name="T115_16"><text:s/></text:span><text:span text:style-name="T115_17">de</text:span><text:span text:style-name="T115_18"><text:s/></text:span><text:span text:style-name="T115_19">Ohm</text:span><text:span text:style-name="T115_20">,<text:s/></text:span><text:span text:style-name="T115_21">pois</text:span><text:span text:style-name="T115_22"><text:s/></text:span><text:span text:style-name="T115_23">a</text:span><text:span text:style-name="T115_24"><text:s/></text:span><text:span text:style-name="T115_25">resistência</text:span><text:span text:style-name="T115_26"><text:s/></text:span><text:span text:style-name="T115_27">varia</text:span><text:span text:style-name="T115_28"><text:s/></text:span><text:span text:style-name="T115_29">conforme</text:span><text:span text:style-name="T115_30"><text:s/></text:span><text:span text:style-name="T115_31">mudamos</text:span><text:span text:style-name="T115_32"><text:s/></text:span><text:span text:style-name="T115_33">a</text:span><text:span text:style-name="T115_34"><text:s/></text:span><text:span text:style-name="T115_35">voltagem</text:span><text:span text:style-name="T115_36">.<text:s/></text:span><text:span text:style-name="T115_37">Isso</text:span><text:span text:style-name="T115_38"><text:s/></text:span><text:span text:style-name="T115_39">provavelmente</text:span><text:span text:style-name="T115_40"><text:s/></text:span><text:span text:style-name="T115_41">acontece</text:span><text:span text:style-name="T115_42"><text:s/></text:span><text:span text:style-name="T115_43">pois</text:span><text:span text:style-name="T115_44"><text:s/></text:span><text:span text:style-name="T115_45">a</text:span><text:span text:style-name="T115_46"><text:s/></text:span><text:span text:style-name="T115_47">tensão</text:span><text:span text:style-name="T115_48"><text:s/></text:span><text:span text:style-name="T115_49">faz</text:span><text:span text:style-name="T115_50"><text:s/></text:span><text:span text:style-name="T115_51">com</text:span><text:span text:style-name="T115_52"><text:s/></text:span><text:span text:style-name="T115_53">que</text:span><text:span text:style-name="T115_54"><text:s/></text:span><text:span text:style-name="T115_55">o</text:span><text:span text:style-name="T115_56"><text:s/></text:span><text:span text:style-name="T115_57">resistor</text:span><text:span text:style-name="T115_58"><text:s/></text:span><text:span text:style-name="T115_59">interno</text:span><text:span text:style-name="T115_60"><text:s/></text:span><text:span text:style-name="T115_61">da</text:span><text:span text:style-name="T115_62"><text:s/></text:span><text:span text:style-name="T115_63">lâmpada</text:span><text:span text:style-name="T115_64"><text:s/></text:span><text:span text:style-name="T115_65">esquente</text:span><text:span text:style-name="T115_66">,<text:s/></text:span><text:span text:style-name="T115_67">causando</text:span><text:span text:style-name="T115_68"><text:s/></text:span><text:span text:style-name="T115_69">uma</text:span><text:span text:style-name="T115_70"><text:s/></text:span><text:span text:style-name="T115_71">variação</text:span><text:span text:style-name="T115_72"><text:s/></text:span><text:span text:style-name="T115_73">em</text:span><text:span text:style-name="T115_74"><text:s/></text:span><text:span text:style-name="T115_75">sua</text:span><text:span text:style-name="T115_76"><text:s/></text:span><text:span text:style-name="T115_77">resistência</text:span><text:span text:style-name="T115_78">.<text:s/></text:span><text:span text:style-name="T115_79">Este</text:span><text:span text:style-name="T115_80"><text:s/></text:span><text:span text:style-name="T115_81">é</text:span><text:span text:style-name="T115_82"><text:s/></text:span><text:span text:style-name="T115_83">o</text:span><text:span text:style-name="T115_84"><text:s/></text:span><text:span text:style-name="T115_85">chamado</text:span><text:span text:style-name="T115_86"><text:s/></text:span><text:span text:style-name="T115_87">efeito</text:span><text:span text:style-name="T115_88"><text:s/></text:span><text:span text:style-name="T115_89">Joule</text:span><text:span text:style-name="T115_90">,<text:s/></text:span><text:span text:style-name="T115_91">e</text:span><text:span text:style-name="T115_92">,<text:s/></text:span><text:span text:style-name="T115_93">neste</text:span><text:span text:style-name="T115_94"><text:s/></text:span><text:span text:style-name="T115_95">caso</text:span><text:span text:style-name="T115_96">,<text:s/></text:span><text:span text:style-name="T115_97">ele</text:span><text:span text:style-name="T115_98"><text:s/></text:span><text:span text:style-name="T115_99">causa</text:span><text:span text:style-name="T115_100"><text:s/></text:span><text:span text:style-name="T115_101">uma</text:span><text:span text:style-name="T115_102"><text:s/></text:span><text:span text:style-name="T115_103">queda</text:span><text:span text:style-name="T115_104"><text:s/></text:span><text:span text:style-name="T115_105">na</text:span><text:span text:style-name="T115_106"><text:s/></text:span><text:span text:style-name="T115_107">resistência</text:span><text:span text:style-name="T115_108">.</text:span></text:p>
      <text:p text:style-name="P116"/>
      <text:p text:style-name="P117"><text:span text:style-name="T117_1">Parte</text:span><text:span text:style-name="T117_2"><text:s/>4</text:span></text:p>
      <text:p text:style-name="P118"/>
      <text:p text:style-name="P119"><text:span text:style-name="T119_1"><text:tab/></text:span><text:span text:style-name="T119_2">Na</text:span><text:span text:style-name="T119_3"><text:s/></text:span><text:span text:style-name="T119_4">quarta</text:span><text:span text:style-name="T119_5"><text:s/></text:span><text:span text:style-name="T119_6">parte</text:span><text:span text:style-name="T119_7">,<text:s/></text:span><text:span text:style-name="T119_8">nós</text:span><text:span text:style-name="T119_9"><text:s/></text:span><text:span text:style-name="T119_10">estudamos</text:span><text:span text:style-name="T119_11"><text:s/></text:span><text:span text:style-name="T119_12">o</text:span><text:span text:style-name="T119_13"><text:s/></text:span><text:span text:style-name="T119_14">diodo</text:span><text:span text:style-name="T119_15"><text:s/></text:span><text:span text:style-name="T119_16">em</text:span><text:span text:style-name="T119_17"><text:s/></text:span><text:span text:style-name="T119_18">um</text:span><text:span text:style-name="T119_19"><text:s/></text:span><text:span text:style-name="T119_20">circuito</text:span><text:span text:style-name="T119_21"><text:s/></text:span><text:span text:style-name="T119_22">análogo</text:span><text:span text:style-name="T119_23"><text:s/></text:span><text:span text:style-name="T119_24">ao</text:span><text:span text:style-name="T119_25"><text:s/></text:span><text:span text:style-name="T119_26">das</text:span><text:span text:style-name="T119_27"><text:s/></text:span><text:span text:style-name="T119_28">outras</text:span><text:span text:style-name="T119_29"><text:s/></text:span><text:span text:style-name="T119_30">partes</text:span><text:span text:style-name="T119_31">,<text:s/></text:span><text:span text:style-name="T119_32">trocando</text:span><text:span text:style-name="T119_33"><text:s/></text:span><text:span text:style-name="T119_34">o</text:span><text:span text:style-name="T119_35"><text:s/></text:span><text:span text:style-name="T119_36">resistor</text:span><text:span text:style-name="T119_37"><text:s/></text:span><text:span text:style-name="T119_38">principal</text:span><text:span text:style-name="T119_39"><text:s/></text:span><text:span text:style-name="T119_40">pelo</text:span><text:span text:style-name="T119_41"><text:s/></text:span><text:span text:style-name="T119_42">novo</text:span><text:span text:style-name="T119_43"><text:s/></text:span><text:span text:style-name="T119_44">elemento</text:span><text:span text:style-name="T119_45">.<text:s/></text:span><text:span text:style-name="T119_46">Pelas</text:span><text:span text:style-name="T119_47"><text:s/></text:span><text:span text:style-name="T119_48">especificações</text:span><text:span text:style-name="T119_49"><text:s/></text:span><text:span text:style-name="T119_50">do</text:span><text:span text:style-name="T119_51"><text:s/></text:span><text:span text:style-name="T119_52">diodo</text:span><text:span text:style-name="T119_53">,<text:s/></text:span><text:span text:style-name="T119_54">temos</text:span><text:span text:style-name="T119_55"><text:s/></text:span><text:span text:style-name="T119_56">que</text:span><text:span text:style-name="T119_57"><text:s/></text:span><text:span text:style-name="T119_58">por</text:span><text:span text:style-name="T119_59"><text:s/></text:span><text:span text:style-name="T119_60">uma</text:span><text:span text:style-name="T119_61"><text:s/></text:span><text:span text:style-name="T119_62">resistência</text:span><text:span text:style-name="T119_63"><text:s/></text:span><text:span text:style-name="T119_64">de</text:span><text:span text:style-name="T119_65"><text:s/></text:span><text:span text:style-name="T119_66">proteção</text:span><text:span text:style-name="T119_67"><text:s/></text:span><text:span text:style-name="T119_68">de</text:span><text:span text:style-name="T119_69"><text:s/>/**/,<text:s/></text:span><text:span text:style-name="T119_70">já</text:span><text:span text:style-name="T119_71"><text:s/></text:span><text:span text:style-name="T119_72">que</text:span><text:span text:style-name="T119_73"><text:s/></text:span><text:span text:style-name="T119_74">ele</text:span><text:span text:style-name="T119_75"><text:s/></text:span><text:span text:style-name="T119_76">aceita</text:span><text:span text:style-name="T119_77"><text:s/>/**/.</text:span></text:p>
      <text:p text:style-name="P120"><text:span text:style-name="T120_1"><text:tab/></text:span><text:span text:style-name="T120_2">Analogamente</text:span><text:span text:style-name="T120_3"><text:s/></text:span><text:span text:style-name="T120_4">à</text:span><text:span text:style-name="T120_5"><text:s/></text:span><text:span text:style-name="T120_6">parte</text:span><text:span text:style-name="T120_7"><text:s/>1,<text:s/></text:span><text:span text:style-name="T120_8">realizamos</text:span><text:span text:style-name="T120_9"><text:s/></text:span><text:span text:style-name="T120_10">o</text:span><text:span text:style-name="T120_11"><text:s/></text:span><text:span text:style-name="T120_12">mesmo</text:span><text:span text:style-name="T120_13"><text:s/></text:span><text:span text:style-name="T120_14">estudo</text:span><text:span text:style-name="T120_15"><text:s/></text:span><text:span text:style-name="T120_16">sobre</text:span><text:span text:style-name="T120_17"><text:s/></text:span><text:span text:style-name="T120_18">o</text:span><text:span text:style-name="T120_19"><text:s/></text:span><text:span text:style-name="T120_20">diodo</text:span><text:span text:style-name="T120_21">,<text:s/></text:span><text:span text:style-name="T120_22">mas</text:span><text:span text:style-name="T120_23"><text:s/></text:span><text:span text:style-name="T120_24">agora</text:span><text:span text:style-name="T120_25"><text:s/></text:span><text:span text:style-name="T120_26">estamos</text:span><text:span text:style-name="T120_27"><text:s/></text:span><text:span text:style-name="T120_28">querendo</text:span><text:span text:style-name="T120_29"><text:s/></text:span><text:span text:style-name="T120_30">descobrir</text:span><text:span text:style-name="T120_31"><text:s/></text:span><text:span text:style-name="T120_32">sua</text:span><text:span text:style-name="T120_33"><text:s/></text:span><text:span text:style-name="T120_34">tensão</text:span><text:span text:style-name="T120_35"><text:s/></text:span><text:span text:style-name="T120_36">de</text:span><text:span text:style-name="T120_37"><text:s/></text:span><text:span text:style-name="T120_38">ativação</text:span><text:span text:style-name="T120_39">.</text:span><text:span text:style-name="T120_40"><text:s/></text:span><text:span text:style-name="T120_41">Medindo</text:span><text:span text:style-name="T120_42"><text:s/></text:span><text:span text:style-name="T120_43">a</text:span><text:span text:style-name="T120_44"><text:s/></text:span><text:span text:style-name="T120_45">tensão</text:span><text:span text:style-name="T120_46"><text:s/></text:span><text:span text:style-name="T120_47">e</text:span><text:span text:style-name="T120_48"><text:s/></text:span><text:span text:style-name="T120_49">a</text:span><text:span text:style-name="T120_50"><text:s/></text:span><text:span text:style-name="T120_51">corrente</text:span><text:span text:style-name="T120_52"><text:s/></text:span><text:span text:style-name="T120_53">sobre</text:span><text:span text:style-name="T120_54"><text:s/></text:span><text:span text:style-name="T120_55">o</text:span><text:span text:style-name="T120_56"><text:s/></text:span><text:span text:style-name="T120_57">diodo</text:span><text:span text:style-name="T120_58">,<text:s/></text:span><text:span text:style-name="T120_59">montamos</text:span><text:span text:style-name="T120_60"><text:s/></text:span><text:span text:style-name="T120_61">o</text:span><text:span text:style-name="T120_62"><text:s/></text:span><text:span text:style-name="T120_63">gráfico</text:span><text:span text:style-name="T120_64"><text:s/>3.<text:s/></text:span><text:span text:style-name="T120_65">Neste</text:span><text:span text:style-name="T120_66"><text:s/></text:span><text:span text:style-name="T120_67">caso</text:span><text:span text:style-name="T120_68">,<text:s/></text:span><text:span text:style-name="T120_69">a</text:span><text:span text:style-name="T120_70"><text:s/></text:span><text:span text:style-name="T120_71">inclinação</text:span><text:span text:style-name="T120_72"><text:s/></text:span><text:span text:style-name="T120_73">da</text:span><text:span text:style-name="T120_74"><text:s/></text:span><text:span text:style-name="T120_75">curva</text:span><text:span text:style-name="T120_76"><text:s/></text:span><text:span text:style-name="T120_77">obtida</text:span><text:span text:style-name="T120_78"><text:s/></text:span><text:span text:style-name="T120_79">não</text:span><text:span text:style-name="T120_80"><text:s/></text:span><text:span text:style-name="T120_81">é</text:span><text:span text:style-name="T120_82"><text:s/></text:span><text:span text:style-name="T120_83">igual</text:span><text:span text:style-name="T120_84"><text:s/></text:span><text:span text:style-name="T120_85">à</text:span><text:span text:style-name="T120_86"><text:s/></text:span><text:span text:style-name="T120_87">resistência</text:span><text:span text:style-name="T120_88">,<text:s/></text:span><text:span text:style-name="T120_89">mas</text:span><text:span text:style-name="T120_90"><text:s/></text:span><text:span text:style-name="T120_91">sim</text:span><text:span text:style-name="T120_92"><text:s/></text:span><text:span text:style-name="T120_93">à</text:span><text:span text:style-name="T120_94"><text:s/></text:span><text:span text:style-name="T120_95">condutância</text:span><text:span text:style-name="T120_96">,<text:s/></text:span><text:span text:style-name="T120_97">que</text:span><text:span text:style-name="T120_98"><text:s/></text:span><text:span text:style-name="T120_99">é</text:span><text:span text:style-name="T120_100"><text:s/></text:span><text:span text:style-name="T120_101">definida</text:span><text:span text:style-name="T120_102"><text:s/></text:span><text:span text:style-name="T120_103">como</text:span><text:span text:style-name="T120_104"><text:s/></text:span><text:span text:style-name="T120_105">o</text:span><text:span text:style-name="T120_106"><text:s/></text:span><text:span text:style-name="T120_107">inverso</text:span><text:span text:style-name="T120_108"><text:s/></text:span><text:span text:style-name="T120_109">da</text:span><text:span text:style-name="T120_110"><text:s/></text:span><text:span text:style-name="T120_111">resistência</text:span><text:span text:style-name="T120_112">,<text:s/></text:span><text:span text:style-name="T120_113">e</text:span><text:span text:style-name="T120_114"><text:s/></text:span><text:span text:style-name="T120_115">é</text:span><text:span text:style-name="T120_116"><text:s/></text:span><text:span text:style-name="T120_117">medida</text:span><text:span text:style-name="T120_118"><text:s/></text:span><text:span text:style-name="T120_119">em</text:span><text:span text:style-name="T120_120"><text:s/></text:span><text:span text:style-name="T120_121">mhos</text:span><text:span text:style-name="T120_122"><text:s/>(</text:span><text:span text:style-name="T120_123">ʊ</text:span><text:span text:style-name="T120_124">).</text:span></text:p>
      <text:p text:style-name="P121"/>
      <text:p text:style-name="P122"><text:span text:style-name="T122_1">/**/</text:span></text:p>
      <text:p text:style-name="P123"><text:span text:style-name="T123_1">Gráfico</text:span><text:span text:style-name="T123_2"><text:s/>3:<text:s/></text:span><text:span text:style-name="T123_3">tensão</text:span><text:span text:style-name="T123_4"><text:s/></text:span><text:span text:style-name="T123_5">em</text:span><text:span text:style-name="T123_6"><text:s/></text:span><text:span text:style-name="T123_7">função</text:span><text:span text:style-name="T123_8"><text:s/></text:span><text:span text:style-name="T123_9">da</text:span><text:span text:style-name="T123_10"><text:s/></text:span><text:span text:style-name="T123_11">corrente</text:span><text:span text:style-name="T123_12"><text:s/></text:span><text:span text:style-name="T123_13">no</text:span><text:span text:style-name="T123_14"><text:s/></text:span><text:span text:style-name="T123_15">diodo</text:span></text:p>
      <text:p text:style-name="P124"/>
      <text:p text:style-name="P125"><text:span text:style-name="T125_1">Do</text:span><text:span text:style-name="T125_2"><text:s/></text:span><text:span text:style-name="T125_3">gráfico</text:span><text:span text:style-name="T125_4"><text:s/>3,<text:s/></text:span><text:span text:style-name="T125_5">concluímos</text:span><text:span text:style-name="T125_6"><text:s/></text:span><text:span text:style-name="T125_7">que</text:span><text:span text:style-name="T125_8"><text:s/></text:span><text:span text:style-name="T125_9">a</text:span><text:span text:style-name="T125_10"><text:s/></text:span><text:span text:style-name="T125_11">tensão</text:span><text:span text:style-name="T125_12"><text:s/></text:span><text:span text:style-name="T125_13">de</text:span><text:span text:style-name="T125_14"><text:s/></text:span><text:span text:style-name="T125_15">ativação</text:span><text:span text:style-name="T125_16"><text:s/></text:span><text:span text:style-name="T125_17">é</text:span><text:span text:style-name="T125_18"><text:s/>/**/.<text:s/></text:span><text:span text:style-name="T125_19">Usamos</text:span><text:span text:style-name="T125_20"><text:s/></text:span><text:span text:style-name="T125_21">as</text:span><text:span text:style-name="T125_22"><text:s/></text:span><text:span text:style-name="T125_23">tensões</text:span><text:span text:style-name="T125_24"><text:s/></text:span><text:span text:style-name="T125_25">descritas</text:span><text:span text:style-name="T125_26"><text:s/></text:span><text:span text:style-name="T125_27">no</text:span><text:span text:style-name="T125_28"><text:s/></text:span><text:span text:style-name="T125_29">gráficos</text:span><text:span text:style-name="T125_30"><text:s/></text:span><text:span text:style-name="T125_31">após</text:span><text:span text:style-name="T125_32"><text:s/></text:span><text:span text:style-name="T125_33">tentar</text:span><text:span text:style-name="T125_34"><text:s/></text:span><text:span text:style-name="T125_35">descobrir</text:span><text:span text:style-name="T125_36"><text:s/></text:span><text:span text:style-name="T125_37">por</text:span><text:span text:style-name="T125_38"><text:s/></text:span><text:span text:style-name="T125_39">tentativa</text:span><text:span text:style-name="T125_40"><text:s/></text:span><text:span text:style-name="T125_41">e</text:span><text:span text:style-name="T125_42"><text:s/></text:span><text:span text:style-name="T125_43">erro</text:span><text:span text:style-name="T125_44"><text:s/></text:span><text:span text:style-name="T125_45">qual</text:span><text:span text:style-name="T125_46"><text:s/></text:span><text:span text:style-name="T125_47">a</text:span><text:span text:style-name="T125_48"><text:s/></text:span><text:span text:style-name="T125_49">melhor</text:span><text:span text:style-name="T125_50"><text:s/></text:span><text:span text:style-name="T125_51">faixa</text:span><text:span text:style-name="T125_52"><text:s/></text:span><text:span text:style-name="T125_53">de</text:span><text:span text:style-name="T125_54"><text:s/></text:span><text:span text:style-name="T125_55">tensão</text:span><text:span text:style-name="T125_56"><text:s/></text:span><text:span text:style-name="T125_57">para</text:span><text:span text:style-name="T125_58"><text:s/></text:span><text:span text:style-name="T125_59">o</text:span><text:span text:style-name="T125_60"><text:s/></text:span><text:span text:style-name="T125_61">diodo</text:span><text:span text:style-name="T125_62"><text:s/></text:span><text:span text:style-name="T125_63">fornecido</text:span><text:span text:style-name="T125_64"><text:s/></text:span><text:span text:style-name="T125_65">trabalhar</text:span><text:span text:style-name="T125_66">.</text:span></text:p>
      <text:p text:style-name="P126"/>
      <text:p text:style-name="P127"><text:span text:style-name="T127_1">Referência</text:span><text:span text:style-name="T127_2"><text:s/></text:span><text:span text:style-name="T127_3">Bibliográfica</text:span></text:p>
      <text:p text:style-name="P128"/>
      <text:list text:style-name="LS2" xml:id="list7">
        <text:list-item>
          <text:p text:style-name="P129"><text:span text:style-name="T129_1">ALEXANDER</text:span><text:span text:style-name="T129_2">,<text:s/></text:span><text:span text:style-name="T129_3">Charles</text:span><text:span text:style-name="T129_4">;<text:s/></text:span><text:span text:style-name="T129_5">SADIKU</text:span><text:span text:style-name="T129_6">,<text:s/></text:span><text:span text:style-name="T129_7">Matthew</text:span><text:span text:style-name="T129_8">:<text:s/></text:span><text:span text:style-name="T129_9">Fundamentals</text:span><text:span text:style-name="T129_10"><text:s/></text:span><text:span text:style-name="T129_11">of</text:span><text:span text:style-name="T129_12"><text:s/></text:span><text:span text:style-name="T129_13">Electric</text:span><text:span text:style-name="T129_14"><text:s/></text:span><text:span text:style-name="T129_15">Circuits</text:span><text:span text:style-name="T129_16">.<text:s/>3</text:span><text:span text:style-name="T129_17">rd</text:span><text:span text:style-name="T129_18"><text:s/></text:span><text:span text:style-name="T129_19">Edition</text:span><text:span text:style-name="T129_20">,<text:s/></text:span><text:span text:style-name="T129_21">McGraw</text:span><text:span text:style-name="T129_22">-</text:span><text:span text:style-name="T129_23">Hill</text:span><text:span text:style-name="T129_24">.</text:span></text:p>
        </text:list-item>
        <text:list-item>
          <text:p text:style-name="P130"><text:span text:style-name="T130_1">NELMS</text:span><text:span text:style-name="T130_2">,<text:s/></text:span><text:span text:style-name="T130_3">R</text:span><text:span text:style-name="T130_4">.<text:s/></text:span><text:span text:style-name="T130_5">M</text:span><text:span text:style-name="T130_6">.;<text:s/></text:span><text:span text:style-name="T130_7">IRWIN</text:span><text:span text:style-name="T130_8">,<text:s/></text:span><text:span text:style-name="T130_9">J</text:span><text:span text:style-name="T130_10">.<text:s/></text:span><text:span text:style-name="T130_11">D</text:span><text:span text:style-name="T130_12">.:<text:s/></text:span><text:span text:style-name="T130_13">Basic</text:span><text:span text:style-name="T130_14"><text:s/></text:span><text:span text:style-name="T130_15">Engineering</text:span><text:span text:style-name="T130_16"><text:s/></text:span><text:span text:style-name="T130_17">Circuit</text:span><text:span text:style-name="T130_18"><text:s/></text:span><text:span text:style-name="T130_19">Analysis</text:span><text:span text:style-name="T130_20">.<text:s/>10</text:span><text:span text:style-name="T130_21">th</text:span><text:span text:style-name="T130_22"><text:s/></text:span><text:span text:style-name="T130_23">edition</text:span><text:span text:style-name="T130_24">,<text:s/></text:span><text:span text:style-name="T130_25">Willey</text:span><text:span text:style-name="T130_2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